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layout-cache" manifest:media-type="application/binary"/>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content.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6847in" table:align="right"/>
    </style:style>
    <style:style style:name="Table3.A" style:family="table-column">
      <style:table-column-properties style:column-width="2.2243in"/>
    </style:style>
    <style:style style:name="Table3.B" style:family="table-column">
      <style:table-column-properties style:column-width="2.225in"/>
    </style:style>
    <style:style style:name="Table3.C" style:family="table-column">
      <style:table-column-properties style:column-width="2.235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en" fo:country="US" officeooo:rsid="001471a0" officeooo:paragraph-rsid="001471a0"/>
    </style:style>
    <style:style style:name="P2" style:family="paragraph" style:parent-style-name="Standard">
      <style:text-properties fo:language="en" fo:country="US" officeooo:rsid="0019dc34" officeooo:paragraph-rsid="0019dc34"/>
    </style:style>
    <style:style style:name="P3" style:family="paragraph" style:parent-style-name="Standard">
      <style:text-properties fo:language="en" fo:country="US" officeooo:rsid="001aa9bd" officeooo:paragraph-rsid="0019dc34"/>
    </style:style>
    <style:style style:name="P4" style:family="paragraph" style:parent-style-name="Standard">
      <style:text-properties fo:language="en" fo:country="US" officeooo:rsid="001aa9bd" officeooo:paragraph-rsid="001aa9bd"/>
    </style:style>
    <style:style style:name="P5" style:family="paragraph" style:parent-style-name="Standard">
      <style:text-properties fo:language="en" fo:country="US" officeooo:rsid="001aa9bd" officeooo:paragraph-rsid="00cb5323"/>
    </style:style>
    <style:style style:name="P6" style:family="paragraph" style:parent-style-name="Standard">
      <style:text-properties fo:language="en" fo:country="US" officeooo:rsid="001c5318" officeooo:paragraph-rsid="001aa9bd"/>
    </style:style>
    <style:style style:name="P7" style:family="paragraph" style:parent-style-name="Standard">
      <style:text-properties fo:language="en" fo:country="US" officeooo:rsid="0053e507" officeooo:paragraph-rsid="001c5318"/>
    </style:style>
    <style:style style:name="P8" style:family="paragraph" style:parent-style-name="Standard">
      <style:text-properties fo:language="en" fo:country="US" officeooo:rsid="001be059" officeooo:paragraph-rsid="00cb5323"/>
    </style:style>
    <style:style style:name="P9" style:family="paragraph" style:parent-style-name="Standard">
      <style:text-properties fo:language="en" fo:country="US" officeooo:rsid="001be059" officeooo:paragraph-rsid="001be059"/>
    </style:style>
    <style:style style:name="P10" style:family="paragraph" style:parent-style-name="Standard">
      <style:text-properties fo:language="en" fo:country="US" officeooo:rsid="001be059" officeooo:paragraph-rsid="014f5a7e"/>
    </style:style>
    <style:style style:name="P11" style:family="paragraph" style:parent-style-name="Standard">
      <style:text-properties fo:language="en" fo:country="US" officeooo:rsid="00449613" officeooo:paragraph-rsid="005c108a"/>
    </style:style>
    <style:style style:name="P12" style:family="paragraph" style:parent-style-name="Standard">
      <style:text-properties fo:language="en" fo:country="US" officeooo:rsid="00449613" officeooo:paragraph-rsid="0086dfb5"/>
    </style:style>
    <style:style style:name="P13" style:family="paragraph" style:parent-style-name="Standard">
      <style:text-properties fo:language="en" fo:country="US" officeooo:rsid="00479458" officeooo:paragraph-rsid="00479458"/>
    </style:style>
    <style:style style:name="P14" style:family="paragraph" style:parent-style-name="Standard">
      <style:text-properties fo:language="en" fo:country="US" officeooo:rsid="002b8e36" officeooo:paragraph-rsid="002b8e36"/>
    </style:style>
    <style:style style:name="P15" style:family="paragraph" style:parent-style-name="Standard">
      <style:text-properties fo:language="en" fo:country="US" officeooo:rsid="002d1850" officeooo:paragraph-rsid="002d1850"/>
    </style:style>
    <style:style style:name="P16" style:family="paragraph" style:parent-style-name="Standard">
      <style:text-properties fo:language="en" fo:country="US" officeooo:rsid="002f012c" officeooo:paragraph-rsid="002f012c"/>
    </style:style>
    <style:style style:name="P17" style:family="paragraph" style:parent-style-name="Standard">
      <style:text-properties fo:language="en" fo:country="US" officeooo:rsid="003ad10c" officeooo:paragraph-rsid="003ad10c"/>
    </style:style>
    <style:style style:name="P18" style:family="paragraph" style:parent-style-name="Standard">
      <style:text-properties fo:language="en" fo:country="US" officeooo:rsid="003ee36f" officeooo:paragraph-rsid="003ad10c"/>
    </style:style>
    <style:style style:name="P19" style:family="paragraph" style:parent-style-name="Standard">
      <style:text-properties fo:language="en" fo:country="US" officeooo:rsid="003ee36f" officeooo:paragraph-rsid="012e9b76"/>
    </style:style>
    <style:style style:name="P20" style:family="paragraph" style:parent-style-name="Standard">
      <style:text-properties fo:language="en" fo:country="US" officeooo:rsid="0066501f" officeooo:paragraph-rsid="0066501f"/>
    </style:style>
    <style:style style:name="P21" style:family="paragraph" style:parent-style-name="Standard">
      <style:text-properties fo:language="en" fo:country="US" officeooo:rsid="006798a0" officeooo:paragraph-rsid="006798a0"/>
    </style:style>
    <style:style style:name="P22" style:family="paragraph" style:parent-style-name="Standard">
      <style:text-properties fo:language="en" fo:country="US" officeooo:rsid="006cc8c0" officeooo:paragraph-rsid="006cc8c0"/>
    </style:style>
    <style:style style:name="P23" style:family="paragraph" style:parent-style-name="Standard">
      <style:text-properties fo:language="en" fo:country="US" officeooo:rsid="0089898d" officeooo:paragraph-rsid="0089898d"/>
    </style:style>
    <style:style style:name="P24" style:family="paragraph" style:parent-style-name="Standard">
      <style:text-properties fo:language="en" fo:country="US" officeooo:rsid="008c70aa" officeooo:paragraph-rsid="008c70aa"/>
    </style:style>
    <style:style style:name="P25" style:family="paragraph" style:parent-style-name="Standard">
      <style:text-properties fo:language="en" fo:country="US" officeooo:rsid="009831f4" officeooo:paragraph-rsid="009831f4"/>
    </style:style>
    <style:style style:name="P26" style:family="paragraph" style:parent-style-name="Standard">
      <style:text-properties fo:language="en" fo:country="US" officeooo:rsid="00a029fd" officeooo:paragraph-rsid="005c108a"/>
    </style:style>
    <style:style style:name="P27" style:family="paragraph" style:parent-style-name="Standard">
      <style:text-properties fo:language="en" fo:country="US" officeooo:rsid="0069633c" officeooo:paragraph-rsid="006b7c77"/>
    </style:style>
    <style:style style:name="P28" style:family="paragraph" style:parent-style-name="Standard">
      <style:text-properties fo:language="en" fo:country="US" officeooo:rsid="0062b732" officeooo:paragraph-rsid="00cb5323"/>
    </style:style>
    <style:style style:name="P29" style:family="paragraph" style:parent-style-name="Standard">
      <style:text-properties fo:language="en" fo:country="US" officeooo:rsid="00de5ad5" officeooo:paragraph-rsid="0129554a"/>
    </style:style>
    <style:style style:name="P30" style:family="paragraph" style:parent-style-name="Standard">
      <style:text-properties fo:language="en" fo:country="US" officeooo:rsid="00de5ad5" officeooo:paragraph-rsid="012e9b76"/>
    </style:style>
    <style:style style:name="P31" style:family="paragraph" style:parent-style-name="Standard">
      <style:text-properties fo:language="en" fo:country="US" officeooo:rsid="00cbc183" officeooo:paragraph-rsid="00cbc183"/>
    </style:style>
    <style:style style:name="P32" style:family="paragraph" style:parent-style-name="Standard">
      <style:text-properties fo:language="en" fo:country="US" officeooo:rsid="00b0d249" officeooo:paragraph-rsid="00b0d249"/>
    </style:style>
    <style:style style:name="P33" style:family="paragraph" style:parent-style-name="Standard">
      <style:text-properties fo:language="en" fo:country="US" officeooo:rsid="00b0d249" officeooo:paragraph-rsid="011136df"/>
    </style:style>
    <style:style style:name="P34" style:family="paragraph" style:parent-style-name="Standard">
      <style:text-properties fo:language="en" fo:country="US" officeooo:rsid="00ecb9c8" officeooo:paragraph-rsid="0104cb47"/>
    </style:style>
    <style:style style:name="P35" style:family="paragraph" style:parent-style-name="Standard">
      <style:text-properties fo:language="en" fo:country="US" officeooo:rsid="00ecb9c8" officeooo:paragraph-rsid="0112d50c"/>
    </style:style>
    <style:style style:name="P36" style:family="paragraph" style:parent-style-name="Standard">
      <style:text-properties fo:language="en" fo:country="US" officeooo:rsid="00ecb9c8" officeooo:paragraph-rsid="01170a47"/>
    </style:style>
    <style:style style:name="P37" style:family="paragraph" style:parent-style-name="Standard">
      <style:text-properties fo:language="en" fo:country="US" officeooo:rsid="00b0e47b" officeooo:paragraph-rsid="00b0e47b"/>
    </style:style>
    <style:style style:name="P38" style:family="paragraph" style:parent-style-name="Standard">
      <style:text-properties fo:language="en" fo:country="US" officeooo:rsid="00b0e47b" officeooo:paragraph-rsid="011f05d7"/>
    </style:style>
    <style:style style:name="P39" style:family="paragraph" style:parent-style-name="Standard">
      <style:text-properties fo:language="en" fo:country="US" officeooo:rsid="00b0e47b" officeooo:paragraph-rsid="017ae4b1"/>
    </style:style>
    <style:style style:name="P40" style:family="paragraph" style:parent-style-name="Standard">
      <style:text-properties fo:language="en" fo:country="US" officeooo:paragraph-rsid="014f5a7e"/>
    </style:style>
    <style:style style:name="P41" style:family="paragraph" style:parent-style-name="Standard">
      <style:text-properties fo:language="en" fo:country="US" officeooo:rsid="009d3f0c" officeooo:paragraph-rsid="009831f4"/>
    </style:style>
    <style:style style:name="P42" style:family="paragraph" style:parent-style-name="Standard">
      <style:text-properties fo:language="en" fo:country="US" officeooo:rsid="0144b571" officeooo:paragraph-rsid="014254bc"/>
    </style:style>
    <style:style style:name="P43" style:family="paragraph" style:parent-style-name="Standard">
      <style:text-properties fo:language="en" fo:country="US" officeooo:rsid="01438d66" officeooo:paragraph-rsid="014254bc"/>
    </style:style>
    <style:style style:name="P44" style:family="paragraph" style:parent-style-name="Standard">
      <style:text-properties fo:language="en" fo:country="US" officeooo:rsid="016476f9" officeooo:paragraph-rsid="016476f9"/>
    </style:style>
    <style:style style:name="P45" style:family="paragraph" style:parent-style-name="Standard">
      <style:text-properties fo:language="en" fo:country="US" officeooo:rsid="013520bc" officeooo:paragraph-rsid="005c108a"/>
    </style:style>
    <style:style style:name="P46" style:family="paragraph" style:parent-style-name="Standard">
      <style:text-properties fo:language="en" fo:country="US" officeooo:rsid="0137a24f" officeooo:paragraph-rsid="005c108a"/>
    </style:style>
    <style:style style:name="P47" style:family="paragraph" style:parent-style-name="Standard">
      <style:text-properties fo:language="en" fo:country="US" officeooo:rsid="016b2c6b" officeooo:paragraph-rsid="016b2c6b"/>
    </style:style>
    <style:style style:name="P48" style:family="paragraph" style:parent-style-name="Standard">
      <style:text-properties fo:language="en" fo:country="US" officeooo:rsid="014f5a7e" officeooo:paragraph-rsid="014f5a7e"/>
    </style:style>
    <style:style style:name="P49" style:family="paragraph" style:parent-style-name="Standard">
      <style:text-properties fo:language="en" fo:country="US" officeooo:rsid="0150c9aa" officeooo:paragraph-rsid="014f5a7e"/>
    </style:style>
    <style:style style:name="P50" style:family="paragraph" style:parent-style-name="Standard">
      <style:text-properties fo:language="en" fo:country="US" officeooo:rsid="0150f407" officeooo:paragraph-rsid="0150f407"/>
    </style:style>
    <style:style style:name="P51" style:family="paragraph" style:parent-style-name="Standard">
      <style:text-properties fo:language="en" fo:country="US" officeooo:rsid="0150f407" officeooo:paragraph-rsid="01788c6e"/>
    </style:style>
    <style:style style:name="P52" style:family="paragraph" style:parent-style-name="Standard">
      <style:text-properties fo:language="en" fo:country="US" officeooo:rsid="012e9b76" officeooo:paragraph-rsid="012e9b76"/>
    </style:style>
    <style:style style:name="P53" style:family="paragraph" style:parent-style-name="Standard">
      <style:text-properties fo:language="en" fo:country="US" officeooo:rsid="010ec83c" officeooo:paragraph-rsid="010ec83c"/>
    </style:style>
    <style:style style:name="P54" style:family="paragraph" style:parent-style-name="Standard">
      <style:text-properties fo:language="en" fo:country="US" officeooo:rsid="010a4678" officeooo:paragraph-rsid="0104cb47"/>
    </style:style>
    <style:style style:name="P55" style:family="paragraph" style:parent-style-name="Standard">
      <style:text-properties fo:language="en" fo:country="US" officeooo:rsid="010c0bcc" officeooo:paragraph-rsid="010c0bcc"/>
    </style:style>
    <style:style style:name="P56" style:family="paragraph" style:parent-style-name="Standard">
      <style:text-properties fo:language="en" fo:country="US" officeooo:rsid="011b0be5" officeooo:paragraph-rsid="01170a47"/>
    </style:style>
    <style:style style:name="P57" style:family="paragraph" style:parent-style-name="Standard">
      <style:text-properties fo:language="en" fo:country="US" officeooo:rsid="0158dcd1" officeooo:paragraph-rsid="01170a47"/>
    </style:style>
    <style:style style:name="P58" style:family="paragraph" style:parent-style-name="Standard">
      <style:text-properties fo:language="en" fo:country="US" officeooo:rsid="00fb5e11" officeooo:paragraph-rsid="00fb5e11"/>
    </style:style>
    <style:style style:name="P59" style:family="paragraph" style:parent-style-name="Standard">
      <style:text-properties fo:language="en" fo:country="US" officeooo:rsid="0120eea9" officeooo:paragraph-rsid="011f05d7"/>
    </style:style>
    <style:style style:name="P60" style:family="paragraph" style:parent-style-name="Standard">
      <style:text-properties fo:language="en" fo:country="US" officeooo:rsid="01214667" officeooo:paragraph-rsid="011f05d7"/>
    </style:style>
    <style:style style:name="P61" style:family="paragraph" style:parent-style-name="Standard">
      <style:text-properties fo:language="en" fo:country="US" officeooo:rsid="0126891f" officeooo:paragraph-rsid="01243094"/>
    </style:style>
    <style:style style:name="P62" style:family="paragraph" style:parent-style-name="Standard">
      <style:text-properties fo:language="en" fo:country="US" officeooo:rsid="0131382e" officeooo:paragraph-rsid="012e9b76"/>
    </style:style>
    <style:style style:name="P63" style:family="paragraph" style:parent-style-name="Standard">
      <style:text-properties fo:language="en" fo:country="US" officeooo:rsid="017ae4b1" officeooo:paragraph-rsid="017ae4b1"/>
    </style:style>
    <style:style style:name="P64" style:family="paragraph" style:parent-style-name="Standard">
      <style:text-properties fo:language="en" fo:country="US" officeooo:rsid="01825c06" officeooo:paragraph-rsid="01825c06"/>
    </style:style>
    <style:style style:name="P65" style:family="paragraph" style:parent-style-name="Standard">
      <style:text-properties fo:language="en" fo:country="US" officeooo:rsid="01840da6" officeooo:paragraph-rsid="017ae4b1"/>
    </style:style>
    <style:style style:name="P66" style:family="paragraph" style:parent-style-name="Standard">
      <style:text-properties fo:language="en" fo:country="US" officeooo:rsid="0189bb60" officeooo:paragraph-rsid="017ae4b1"/>
    </style:style>
    <style:style style:name="P67" style:family="paragraph" style:parent-style-name="Standard">
      <style:text-properties fo:language="en" fo:country="US" officeooo:rsid="018b5103" officeooo:paragraph-rsid="017ae4b1"/>
    </style:style>
    <style:style style:name="P68" style:family="paragraph" style:parent-style-name="Standard">
      <style:text-properties fo:language="en" fo:country="US" officeooo:rsid="0023229d" officeooo:paragraph-rsid="018c28bf"/>
    </style:style>
    <style:style style:name="P69" style:family="paragraph" style:parent-style-name="Standard">
      <style:text-properties officeooo:rsid="0023229d" officeooo:paragraph-rsid="018c28bf"/>
    </style:style>
    <style:style style:name="P70" style:family="paragraph" style:parent-style-name="Text_20_body">
      <style:text-properties fo:language="en" fo:country="US"/>
    </style:style>
    <style:style style:name="P71" style:family="paragraph" style:parent-style-name="Text_20_body">
      <style:text-properties fo:language="en" fo:country="US" officeooo:rsid="00209bba" officeooo:paragraph-rsid="00209bba"/>
    </style:style>
    <style:style style:name="P72" style:family="paragraph" style:parent-style-name="Table_20_Contents">
      <style:text-properties fo:language="en" fo:country="US"/>
    </style:style>
    <style:style style:name="P73" style:family="paragraph" style:parent-style-name="Table_20_Contents">
      <style:text-properties fo:language="en" fo:country="US" fo:font-weight="bold" officeooo:rsid="001be059" officeooo:paragraph-rsid="001be059" style:font-weight-asian="bold" style:font-weight-complex="bold"/>
    </style:style>
    <style:style style:name="P74" style:family="paragraph" style:parent-style-name="Table_20_Contents">
      <style:text-properties fo:language="en" fo:country="US" fo:font-weight="bold" officeooo:rsid="0020cd99" officeooo:paragraph-rsid="0020cd99" style:font-weight-asian="bold" style:font-weight-complex="bold"/>
    </style:style>
    <style:style style:name="P75" style:family="paragraph" style:parent-style-name="Table_20_Contents">
      <style:text-properties fo:language="en" fo:country="US" fo:font-weight="bold" officeooo:rsid="006d1878" officeooo:paragraph-rsid="006d1878" style:font-weight-asian="bold" style:font-weight-complex="bold"/>
    </style:style>
    <style:style style:name="P76" style:family="paragraph" style:parent-style-name="Table_20_Contents">
      <style:text-properties fo:language="en" fo:country="US" officeooo:rsid="001be059" officeooo:paragraph-rsid="001be059"/>
    </style:style>
    <style:style style:name="P77" style:family="paragraph" style:parent-style-name="Table_20_Contents">
      <style:text-properties fo:language="en" fo:country="US" officeooo:rsid="00251325" officeooo:paragraph-rsid="00251325"/>
    </style:style>
    <style:style style:name="P78" style:family="paragraph" style:parent-style-name="Table_20_Contents">
      <style:text-properties fo:language="en" fo:country="US" officeooo:rsid="0053e507" officeooo:paragraph-rsid="0053e507"/>
    </style:style>
    <style:style style:name="P79" style:family="paragraph" style:parent-style-name="Table_20_Contents">
      <style:text-properties fo:language="en" fo:country="US" officeooo:rsid="00555073" officeooo:paragraph-rsid="00555073"/>
    </style:style>
    <style:style style:name="P80" style:family="paragraph" style:parent-style-name="Table_20_Contents">
      <style:text-properties fo:language="en" fo:country="US" officeooo:rsid="0020cd99" officeooo:paragraph-rsid="0020cd99"/>
    </style:style>
    <style:style style:name="P81" style:family="paragraph" style:parent-style-name="Table_20_Contents">
      <style:text-properties fo:language="en" fo:country="US" officeooo:rsid="002fac4f" officeooo:paragraph-rsid="002fac4f"/>
    </style:style>
    <style:style style:name="P82" style:family="paragraph" style:parent-style-name="Table_20_Contents">
      <style:text-properties fo:language="en" fo:country="US" officeooo:rsid="0030a503" officeooo:paragraph-rsid="0030a503"/>
    </style:style>
    <style:style style:name="P83" style:family="paragraph" style:parent-style-name="Table_20_Contents">
      <style:text-properties fo:language="en" fo:country="US" officeooo:rsid="00a901b0" officeooo:paragraph-rsid="00a901b0"/>
    </style:style>
    <style:style style:name="P84" style:family="paragraph" style:parent-style-name="Table_20_Contents">
      <style:text-properties fo:language="en" fo:country="US" officeooo:rsid="00aa6d96" officeooo:paragraph-rsid="00aa6d96"/>
    </style:style>
    <style:style style:name="P85" style:family="paragraph" style:parent-style-name="Table_20_Contents">
      <style:text-properties fo:language="en" fo:country="US" officeooo:rsid="001c5318" officeooo:paragraph-rsid="013c5a39"/>
    </style:style>
    <style:style style:name="P86" style:family="paragraph" style:parent-style-name="Table_20_Contents">
      <style:text-properties fo:language="en" fo:country="US" officeooo:rsid="006871b4" officeooo:paragraph-rsid="013c5a39"/>
    </style:style>
    <style:style style:name="P87" style:family="paragraph" style:parent-style-name="Table_20_Contents">
      <style:text-properties fo:language="en" fo:country="US" officeooo:rsid="00f48466" officeooo:paragraph-rsid="00f48466"/>
    </style:style>
    <style:style style:name="P88" style:family="paragraph" style:parent-style-name="Table_20_Contents">
      <style:text-properties fo:language="en" fo:country="US" officeooo:rsid="01836177" officeooo:paragraph-rsid="01836177"/>
    </style:style>
    <style:style style:name="P89" style:family="paragraph" style:parent-style-name="Table_20_Contents">
      <style:text-properties fo:font-weight="bold" officeooo:rsid="01788c6e" officeooo:paragraph-rsid="01788c6e" style:font-weight-asian="bold" style:font-weight-complex="bold"/>
    </style:style>
    <style:style style:name="P90" style:family="paragraph" style:parent-style-name="Table_20_Contents">
      <style:text-properties fo:font-weight="bold" officeooo:rsid="0179fb62" officeooo:paragraph-rsid="0179fb62" style:font-weight-asian="bold" style:font-weight-complex="bold"/>
    </style:style>
    <style:style style:name="P91" style:family="paragraph" style:parent-style-name="Table_20_Contents">
      <style:text-properties fo:font-weight="bold" officeooo:rsid="018c28bf" officeooo:paragraph-rsid="018c28bf" style:font-weight-asian="bold" style:font-weight-complex="bold"/>
    </style:style>
    <style:style style:name="P92" style:family="paragraph" style:parent-style-name="Table_20_Contents">
      <style:text-properties officeooo:rsid="018c28bf" officeooo:paragraph-rsid="018c28bf"/>
    </style:style>
    <style:style style:name="P93" style:family="paragraph" style:parent-style-name="Table_20_Contents">
      <style:text-properties officeooo:paragraph-rsid="018c28bf"/>
    </style:style>
    <style:style style:name="P94" style:family="paragraph" style:parent-style-name="Table_20_Contents">
      <style:text-properties fo:language="en" fo:country="US" officeooo:rsid="00f48466" officeooo:paragraph-rsid="00f48466"/>
    </style:style>
    <style:style style:name="P95" style:family="paragraph" style:parent-style-name="Table_20_Contents">
      <style:text-properties fo:language="en" fo:country="US" officeooo:rsid="0089cce1" officeooo:paragraph-rsid="0089cce1"/>
    </style:style>
    <style:style style:name="P96" style:family="paragraph" style:parent-style-name="Table_20_Contents">
      <style:text-properties fo:font-weight="bold" officeooo:rsid="017836bb" officeooo:paragraph-rsid="017836bb" style:font-weight-asian="bold" style:font-weight-complex="bold"/>
    </style:style>
    <style:style style:name="P97" style:family="paragraph" style:parent-style-name="Table_20_Contents">
      <style:text-properties fo:font-weight="bold" officeooo:rsid="018df7c5" officeooo:paragraph-rsid="018df7c5" style:font-weight-asian="bold" style:font-weight-complex="bold"/>
    </style:style>
    <style:style style:name="P98" style:family="paragraph" style:parent-style-name="Heading_20_2">
      <style:text-properties officeooo:rsid="0089898d"/>
    </style:style>
    <style:style style:name="P99" style:family="paragraph" style:parent-style-name="Heading_20_2">
      <style:paragraph-properties fo:break-before="page"/>
      <style:text-properties fo:language="en" fo:country="US"/>
    </style:style>
    <style:style style:name="P100" style:family="paragraph" style:parent-style-name="Heading_20_2">
      <style:paragraph-properties fo:break-before="page"/>
      <style:text-properties fo:language="en" fo:country="US" officeooo:paragraph-rsid="0025b438"/>
    </style:style>
    <style:style style:name="P101" style:family="paragraph" style:parent-style-name="Heading_20_2">
      <style:paragraph-properties fo:break-before="page"/>
      <style:text-properties officeooo:rsid="00cb5323"/>
    </style:style>
    <style:style style:name="P102" style:family="paragraph" style:parent-style-name="Heading_20_2">
      <style:paragraph-properties fo:break-before="page"/>
      <style:text-properties officeooo:rsid="01611b52"/>
    </style:style>
    <style:style style:name="P103" style:family="paragraph" style:parent-style-name="Heading_20_2">
      <style:paragraph-properties fo:break-before="page"/>
      <style:text-properties officeooo:rsid="017ae4b1"/>
    </style:style>
    <style:style style:name="P104" style:family="paragraph" style:parent-style-name="Heading_20_2">
      <style:paragraph-properties fo:break-before="page"/>
      <style:text-properties officeooo:paragraph-rsid="018c28bf"/>
    </style:style>
    <style:style style:name="P105" style:family="paragraph" style:parent-style-name="Standard">
      <style:text-properties fo:language="en" fo:country="US" officeooo:rsid="008b3137" officeooo:paragraph-rsid="008c70aa"/>
    </style:style>
    <style:style style:name="P106" style:family="paragraph" style:parent-style-name="Standard">
      <style:text-properties fo:language="en" fo:country="US" officeooo:rsid="008c7e7a" officeooo:paragraph-rsid="009831f4"/>
    </style:style>
    <style:style style:name="P107" style:family="paragraph" style:parent-style-name="Standard" style:list-style-name="L1">
      <style:text-properties fo:language="en" fo:country="US" officeooo:rsid="009831f4" officeooo:paragraph-rsid="009831f4"/>
    </style:style>
    <style:style style:name="P108" style:family="paragraph" style:parent-style-name="Standard" style:list-style-name="L1">
      <style:text-properties fo:language="en" fo:country="US" officeooo:rsid="009ac35f" officeooo:paragraph-rsid="009831f4"/>
    </style:style>
    <style:style style:name="P109" style:family="paragraph" style:parent-style-name="Standard">
      <style:text-properties fo:language="en" fo:country="US" officeooo:rsid="014254bc" officeooo:paragraph-rsid="014254bc"/>
    </style:style>
    <style:style style:name="P110" style:family="paragraph" style:parent-style-name="Standard">
      <style:text-properties fo:language="en" fo:country="US" officeooo:rsid="0145ccad" officeooo:paragraph-rsid="0145ccad"/>
    </style:style>
    <style:style style:name="P111" style:family="paragraph" style:parent-style-name="Standard">
      <style:text-properties fo:language="en" fo:country="US" officeooo:rsid="009d0e58" officeooo:paragraph-rsid="0088f5fa"/>
    </style:style>
    <style:style style:name="P112" style:family="paragraph" style:parent-style-name="Standard">
      <style:text-properties fo:language="en" fo:country="US" officeooo:rsid="0135affe" officeooo:paragraph-rsid="014702b5"/>
    </style:style>
    <style:style style:name="P113" style:family="paragraph" style:parent-style-name="Standard">
      <style:text-properties fo:language="en" fo:country="US" officeooo:rsid="00cb5323" officeooo:paragraph-rsid="00cb5323"/>
    </style:style>
    <style:style style:name="P114" style:family="paragraph" style:parent-style-name="Standard">
      <style:text-properties fo:language="en" fo:country="US" officeooo:rsid="00cbc183" officeooo:paragraph-rsid="00cbc183"/>
    </style:style>
    <style:style style:name="P115" style:family="paragraph" style:parent-style-name="Standard">
      <style:text-properties fo:language="en" fo:country="US" officeooo:rsid="016b2c6b" officeooo:paragraph-rsid="016b2c6b"/>
    </style:style>
    <style:style style:name="P116" style:family="paragraph" style:parent-style-name="Standard">
      <style:text-properties fo:language="en" fo:country="US" officeooo:rsid="0131382e" officeooo:paragraph-rsid="0174db5a"/>
    </style:style>
    <style:style style:name="P117" style:family="paragraph" style:parent-style-name="Standard">
      <style:text-properties fo:language="en" fo:country="US" officeooo:rsid="00d1af34" officeooo:paragraph-rsid="00d1af34"/>
    </style:style>
    <style:style style:name="P118" style:family="paragraph" style:parent-style-name="Standard">
      <style:text-properties fo:language="en" fo:country="US" officeooo:rsid="010ec83c" officeooo:paragraph-rsid="010ec83c"/>
    </style:style>
    <style:style style:name="P119" style:family="paragraph" style:parent-style-name="Standard">
      <style:text-properties fo:language="en" fo:country="US" officeooo:rsid="011136df" officeooo:paragraph-rsid="011136df"/>
    </style:style>
    <style:style style:name="P120" style:family="paragraph" style:parent-style-name="Standard">
      <style:text-properties fo:language="en" fo:country="US" officeooo:rsid="010c0bcc" officeooo:paragraph-rsid="010c0bcc"/>
    </style:style>
    <style:style style:name="P121" style:family="paragraph" style:parent-style-name="Standard">
      <style:text-properties fo:language="en" fo:country="US" officeooo:rsid="01170a47" officeooo:paragraph-rsid="01170a47"/>
    </style:style>
    <style:style style:name="P122" style:family="paragraph" style:parent-style-name="Standard">
      <style:text-properties fo:language="en" fo:country="US" officeooo:rsid="00f1cd8d" officeooo:paragraph-rsid="00f2033e"/>
    </style:style>
    <style:style style:name="P123" style:family="paragraph" style:parent-style-name="Standard">
      <style:text-properties fo:language="en" fo:country="US" officeooo:rsid="011f05d7" officeooo:paragraph-rsid="011f05d7"/>
    </style:style>
    <style:style style:name="P124" style:family="paragraph" style:parent-style-name="Standard">
      <style:text-properties fo:language="en" fo:country="US" officeooo:rsid="01243094" officeooo:paragraph-rsid="01243094"/>
    </style:style>
    <style:style style:name="P125" style:family="paragraph" style:parent-style-name="Standard">
      <style:text-properties fo:language="en" fo:country="US" officeooo:rsid="0023229d" officeooo:paragraph-rsid="018c28bf"/>
    </style:style>
    <style:style style:name="P126" style:family="paragraph" style:parent-style-name="Heading_20_1">
      <style:text-properties fo:language="en" fo:country="US" officeooo:rsid="001471a0"/>
    </style:style>
    <style:style style:name="P127"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1aa9bd"/>
    </style:style>
    <style:style style:name="T2" style:family="text">
      <style:text-properties officeooo:rsid="002f012c"/>
    </style:style>
    <style:style style:name="T3" style:family="text">
      <style:text-properties officeooo:rsid="003e84dc"/>
    </style:style>
    <style:style style:name="T4" style:family="text">
      <style:text-properties officeooo:rsid="0048888e"/>
    </style:style>
    <style:style style:name="T5" style:family="text">
      <style:text-properties officeooo:rsid="005066c5"/>
    </style:style>
    <style:style style:name="T6" style:family="text">
      <style:text-properties officeooo:rsid="00508fd2"/>
    </style:style>
    <style:style style:name="T7" style:family="text">
      <style:text-properties officeooo:rsid="005856a7"/>
    </style:style>
    <style:style style:name="T8" style:family="text">
      <style:text-properties officeooo:rsid="00618564"/>
    </style:style>
    <style:style style:name="T9" style:family="text">
      <style:text-properties officeooo:rsid="00624580"/>
    </style:style>
    <style:style style:name="T10" style:family="text">
      <style:text-properties officeooo:rsid="006871b4"/>
    </style:style>
    <style:style style:name="T11" style:family="text">
      <style:text-properties officeooo:rsid="006aa7b1"/>
    </style:style>
    <style:style style:name="T12" style:family="text">
      <style:text-properties officeooo:rsid="006d1878"/>
    </style:style>
    <style:style style:name="T13" style:family="text">
      <style:text-properties officeooo:rsid="007a3495"/>
    </style:style>
    <style:style style:name="T14" style:family="text">
      <style:text-properties officeooo:rsid="007bc3ae"/>
    </style:style>
    <style:style style:name="T15" style:family="text">
      <style:text-properties officeooo:rsid="0089cce1"/>
    </style:style>
    <style:style style:name="T16" style:family="text">
      <style:text-properties officeooo:rsid="009d0e58"/>
    </style:style>
    <style:style style:name="T17" style:family="text">
      <style:text-properties officeooo:rsid="00a5375f"/>
    </style:style>
    <style:style style:name="T18" style:family="text">
      <style:text-properties officeooo:rsid="00a901b0"/>
    </style:style>
    <style:style style:name="T19" style:family="text">
      <style:text-properties officeooo:rsid="00bd875d"/>
    </style:style>
    <style:style style:name="T20" style:family="text">
      <style:text-properties officeooo:rsid="00bfecb6"/>
    </style:style>
    <style:style style:name="T21" style:family="text">
      <style:text-properties officeooo:rsid="00c1c92b"/>
    </style:style>
    <style:style style:name="T22" style:family="text">
      <style:text-properties officeooo:rsid="00cbc183"/>
    </style:style>
    <style:style style:name="T23" style:family="text">
      <style:text-properties officeooo:rsid="00da073a"/>
    </style:style>
    <style:style style:name="T24" style:family="text">
      <style:text-properties officeooo:rsid="00db2c9a"/>
    </style:style>
    <style:style style:name="T25" style:family="text">
      <style:text-properties officeooo:rsid="010a4678"/>
    </style:style>
    <style:style style:name="T26" style:family="text">
      <style:text-properties officeooo:rsid="010c0bcc"/>
    </style:style>
    <style:style style:name="T27" style:family="text">
      <style:text-properties officeooo:rsid="010ec83c"/>
    </style:style>
    <style:style style:name="T28" style:family="text">
      <style:text-properties officeooo:rsid="011b0be5"/>
    </style:style>
    <style:style style:name="T29" style:family="text">
      <style:text-properties officeooo:rsid="011da780"/>
    </style:style>
    <style:style style:name="T30" style:family="text">
      <style:text-properties officeooo:rsid="0120eea9"/>
    </style:style>
    <style:style style:name="T31" style:family="text">
      <style:text-properties officeooo:rsid="012b3f3a"/>
    </style:style>
    <style:style style:name="T32" style:family="text">
      <style:text-properties officeooo:rsid="012b9300"/>
    </style:style>
    <style:style style:name="T33" style:family="text">
      <style:text-properties officeooo:rsid="012d1f2c"/>
    </style:style>
    <style:style style:name="T34" style:family="text">
      <style:text-properties officeooo:rsid="012e7045"/>
    </style:style>
    <style:style style:name="T35" style:family="text">
      <style:text-properties officeooo:rsid="012e9b76"/>
    </style:style>
    <style:style style:name="T36" style:family="text">
      <style:text-properties officeooo:rsid="01329891"/>
    </style:style>
    <style:style style:name="T37" style:family="text">
      <style:text-properties officeooo:rsid="01340e2d"/>
    </style:style>
    <style:style style:name="T38" style:family="text">
      <style:text-properties officeooo:rsid="013520bc"/>
    </style:style>
    <style:style style:name="T39" style:family="text">
      <style:text-properties officeooo:rsid="013e63f7"/>
    </style:style>
    <style:style style:name="T40" style:family="text">
      <style:text-properties officeooo:rsid="014254bc"/>
    </style:style>
    <style:style style:name="T41" style:family="text">
      <style:text-properties officeooo:rsid="0150c9aa"/>
    </style:style>
    <style:style style:name="T42" style:family="text">
      <style:text-properties officeooo:rsid="01540faf"/>
    </style:style>
    <style:style style:name="T43" style:family="text">
      <style:text-properties officeooo:rsid="01611b52"/>
    </style:style>
    <style:style style:name="T44" style:family="text">
      <style:text-properties officeooo:rsid="016c4c1f"/>
    </style:style>
    <style:style style:name="T45" style:family="text">
      <style:text-properties officeooo:rsid="017c6c17"/>
    </style:style>
    <style:style style:name="T46" style:family="text">
      <style:text-properties officeooo:rsid="01840da6"/>
    </style:style>
    <style:style style:name="T47" style:family="text">
      <style:text-properties officeooo:rsid="0189bb60"/>
    </style:style>
    <style:style style:name="T48" style:family="text">
      <style:text-properties officeooo:rsid="018b5103"/>
    </style:style>
    <style:style style:name="T49" style:family="text">
      <style:text-properties officeooo:rsid="018c28bf"/>
    </style:style>
    <style:style style:name="T50" style:family="text">
      <style:text-properties officeooo:rsid="0026ec2c"/>
    </style:style>
    <style:style style:name="T51" style:family="text">
      <style:text-properties officeooo:rsid="0024f32a"/>
    </style:style>
    <style:style style:name="T52" style:family="text">
      <style:text-properties officeooo:rsid="0025d5ee"/>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3"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3" style:family="graphic">
      <style:graphic-properties draw:stroke="solid" draw:stroke-dash="Dash_20_4"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4" style:family="graphic">
      <style:graphic-properties draw:stroke="solid" draw:stroke-dash="Dash_20_5"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5" style:family="graphic">
      <style:graphic-properties draw:stroke="solid" draw:stroke-dash="Dash_20_6"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6" style:family="graphic">
      <style:graphic-properties draw:stroke="solid" draw:stroke-dash="Dash_20_7"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7" style:family="graphic">
      <style:graphic-properties draw:stroke="solid" draw:stroke-dash="Dash_20_8"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8" style:family="graphic">
      <style:graphic-properties draw:stroke="solid" draw:stroke-dash="Dash_20_9"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9" style:family="graphic">
      <style:graphic-properties draw:stroke="solid" draw:stroke-dash="Dash_20_10" svg:stroke-width="0.0098in" svg:stroke-color="#000000" draw:marker-start="" draw:marker-start-width="0.0929in" draw:marker-start-center="false" draw:marker-end="" draw:marker-end-width="0.0929in" draw:marker-end-center="false" draw:fill="none" draw:fill-color="#ffffff" draw:fill-image-width="0in" draw:fill-image-height="0in" draw:textarea-horizontal-align="justify" draw:textarea-vertical-align="middle" fo:padding-top="0.0291in" fo:padding-bottom="0.0291in" fo:padding-left="0.0783in" fo:padding-right="0.0783in" draw:shadow="hidden" draw:shadow-offset-x="0.0783in" draw:shadow-offset-y="0.0783in" draw:shadow-color="#808080" style:run-through="foreground"/>
    </style:style>
    <style:style style:name="gr10" style:family="graphic">
      <style:graphic-properties draw:stroke="solid" draw:stroke-dash="Dash_20_11"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1" style:family="graphic">
      <style:graphic-properties draw:stroke="solid" draw:stroke-dash="Dash_20_12"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2" style:family="graphic">
      <style:graphic-properties draw:stroke="solid" draw:stroke-dash="Dash_20_13"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3" style:family="graphic">
      <style:graphic-properties draw:stroke="solid" draw:stroke-dash="Dash_20_14"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4" style:family="graphic">
      <style:graphic-properties draw:stroke="solid" draw:stroke-dash="Dash_20_15"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5" style:family="graphic">
      <style:graphic-properties draw:stroke="solid" draw:stroke-dash="Dash_20_16" svg:stroke-width="0.0098in" svg:stroke-color="#000000" draw:marker-start="" draw:marker-start-width="0.0929in" draw:marker-start-center="false" draw:marker-end="" draw:marker-end-width="0.0929in" draw:marker-end-center="false" draw:fill="solid" draw:fill-color="#ffffff"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6" style:family="graphic">
      <style:graphic-properties draw:stroke="solid" draw:stroke-dash="Dash_20_17"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style:style style:name="gr17" style:family="graphic">
      <style:graphic-properties draw:stroke="solid" draw:stroke-dash="Dash_20_18" svg:stroke-width="0.0098in" svg:stroke-color="#000000" draw:marker-start="" draw:marker-start-width="0.0929in" draw:marker-start-center="false" draw:marker-end="" draw:marker-end-width="0.0929in" draw:marker-end-center="false" draw:fill="solid" draw:fill-color="#000000" draw:fill-image-width="0in" draw:fill-image-height="0in" draw:textarea-horizontal-align="justify" draw:textarea-vertical-align="middle" draw:auto-grow-height="false" fo:padding-top="0.0291in" fo:padding-bottom="0.0291in" fo:padding-left="0.0783in" fo:padding-right="0.0783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6" text:outline-level="1">Information Algebra</text:h>
      <text:p text:style-name="P1">by Sven Nilsen</text:p>
      <text:p text:style-name="P1">version 00<text:span text:style-name="T40">3</text:span></text:p>
      <text:p text:style-name="P1"/>
      <text:h text:style-name="P98" text:outline-level="2">0 – Motivation</text:h>
      <text:p text:style-name="P23"/>
      <text:p text:style-name="P105">It is hard to reason mathematically about data structures and algorithms that ignores the details of how it is implemented. How do we find which approach is best without writing a single line of code? What can we prove about specific computer programs without having the source code?</text:p>
      <text:p text:style-name="P24"/>
      <text:p text:style-name="P106">Algebra is a practical and natural notion. We can use algebra to encode some knowledge about the problem we have and transform it into alternative approaches. By comparing these, we can select the one that gives the greatest benefit. To do this we need to formalize the notion and explain what goes in the thinking process when working with the symbols. The notion should …</text:p>
      <text:p text:style-name="P25"/>
      <text:list xml:id="list5990516225240619479" text:style-name="L1">
        <text:list-item>
          <text:p text:style-name="P107">… encourage reusable design when possible.</text:p>
        </text:list-item>
        <text:list-item>
          <text:p text:style-name="P107">… provide an easy overview over the 'kind' of data structure.</text:p>
        </text:list-item>
        <text:list-item>
          <text:p text:style-name="P107">… be programming language agnostic.</text:p>
        </text:list-item>
        <text:list-item>
          <text:p text:style-name="P107">… readable in source comments.</text:p>
        </text:list-item>
        <text:list-item>
          <text:p text:style-name="P107">… tested enough to be proven useful before publishing.</text:p>
        </text:list-item>
        <text:list-item>
          <text:p text:style-name="P108">… use modern conventions in programming.</text:p>
        </text:list-item>
      </text:list>
      <text:p text:style-name="P41"/>
      <text:p text:style-name="P109">When developing this algebraic notion it required several iterations and lot of confusions of what it meant. It started out as a rigid idea about usage of computer memory and how data structures expanded in capacity when the number of bits increased. This idea worked for simple examples but became very soon too complex. It was replaced by a less strict convention where two data structures are similar if they approximately can be used to solve the same problem.</text:p>
      <text:p text:style-name="P42"/>
      <text:p text:style-name="P110">Another idea that was abandoned was having “1” as the set of all systems in a physical sense. This turned out to be inconsistent with rest of the notion and changed to represent an “unknown” system. By coincidence the way the “union” is used it strictly means “union of all systems”, so it is the set of all systems in a logical sense.</text:p>
      <text:p text:style-name="P43"/>
      <text:p text:style-name="P44">In general it is the opinion of the author that the notion strikes a nice balance between abstracting over implementations while at the same time be very specific about the stuff that matters.</text:p>
      <text:h text:style-name="P99" text:outline-level="2">1 - System</text:h>
      <text:p text:style-name="P2"/>
      <text:p text:style-name="P2">In this algebra, we use the word "system" as a word for <text:span text:style-name="T1">anything</text:span> that encodes information. A system is an abstract object that <text:span text:style-name="T14">is</text:span> composed with other systems. <text:span text:style-name="T13">The sentence “X contains Y that contains Z” is written the following way, reading from left to right:</text:span></text:p>
      <text:p text:style-name="P2"/>
      <text:p text:style-name="P3"><draw:frame draw:style-name="fr1" draw:name="Object5" text:anchor-type="as-char" svg:y="-0.1484in" svg:width="0.6638in" svg:height="0.1839in" draw:z-index="0"><draw:object xlink:href="./Object 5" xlink:type="simple" xlink:show="embed" xlink:actuate="onLoad"/><draw:image xlink:href="./ObjectReplacements/Object 5" xlink:type="simple" xlink:show="embed" xlink:actuate="onLoad"/></draw:frame><text:line-break/><text:line-break/><text:span text:style-name="T39">Notice it does not mean “sub structure” but “encoded into”. To create sub structures one uses tuples and unions.</text:span><text:line-break/></text:p>
      <table:table table:name="Table3" table:style-name="Table3">
        <table:table-column table:style-name="Table3.A"/>
        <table:table-column table:style-name="Table3.B"/>
        <table:table-column table:style-name="Table3.C"/>
        <table:table-row>
          <table:table-cell table:style-name="Table3.A1" office:value-type="string">
            <text:p text:style-name="P73">Example</text:p>
          </table:table-cell>
          <table:table-cell table:style-name="Table3.A1" office:value-type="string">
            <text:p text:style-name="P73">Description</text:p>
          </table:table-cell>
          <table:table-cell table:style-name="Table3.C1" office:value-type="string">
            <text:p text:style-name="P73">Comments</text:p>
          </table:table-cell>
        </table:table-row>
        <table:table-row>
          <table:table-cell table:style-name="Table3.A2" office:value-type="string">
            <text:p text:style-name="P76"><draw:frame draw:style-name="fr1" draw:name="Object4" text:anchor-type="as-char" svg:y="-0.1484in" svg:width="0.1618in" svg:height="0.1839in" draw:z-index="1"><draw:object xlink:href="./Object 4" xlink:type="simple" xlink:show="embed" xlink:actuate="onLoad"/><draw:image xlink:href="./ObjectReplacements/Object 4" xlink:type="simple" xlink:show="embed" xlink:actuate="onLoad"/></draw:frame></text:p>
          </table:table-cell>
          <table:table-cell table:style-name="Table3.A2" office:value-type="string">
            <text:p text:style-name="P77"><text:span text:style-name="T18">Unknown</text:span> system</text:p>
          </table:table-cell>
          <table:table-cell table:style-name="Table3.C2" office:value-type="string">
            <text:p text:style-name="P83">Has the capability of addressing an unknown system.</text:p>
          </table:table-cell>
        </table:table-row>
        <table:table-row>
          <table:table-cell table:style-name="Table3.A2" office:value-type="string">
            <text:p text:style-name="P76"><draw:frame draw:style-name="fr1" draw:name="Object47" text:anchor-type="as-char" svg:y="-0.152in" svg:width="0.2047in" svg:height="0.2in" draw:z-index="5"><draw:object xlink:href="./Object 47" xlink:type="simple" xlink:show="embed" xlink:actuate="onLoad"/><draw:image xlink:href="./ObjectReplacements/Object 47" xlink:type="simple" xlink:show="embed" xlink:actuate="onLoad"/></draw:frame></text:p>
          </table:table-cell>
          <table:table-cell table:style-name="Table3.A2" office:value-type="string">
            <text:p text:style-name="P88">Null system</text:p>
          </table:table-cell>
          <table:table-cell table:style-name="Table3.C2" office:value-type="string">
            <text:p text:style-name="P88">Empty union or tuple is a null system, it encodes nothing.</text:p>
          </table:table-cell>
        </table:table-row>
        <table:table-row>
          <table:table-cell table:style-name="Table3.A2" office:value-type="string">
            <text:p text:style-name="P76"><draw:frame draw:style-name="fr1" draw:name="Object8" text:anchor-type="as-char" svg:y="-0.1484in" svg:width="0.198in" svg:height="0.1839in" draw:z-index="10"><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76">Binary system</text:p>
          </table:table-cell>
          <table:table-cell table:style-name="Table3.C2" office:value-type="string">
            <text:p text:style-name="P77">Neighbors are bit.</text:p>
          </table:table-cell>
        </table:table-row>
        <table:table-row>
          <table:table-cell table:style-name="Table3.A2" office:value-type="string">
            <text:p text:style-name="P72"><draw:frame draw:style-name="fr1" draw:name="Object9" text:anchor-type="as-char" svg:y="-0.1528in" svg:width="0.2098in" svg:height="0.2047in" draw:z-index="2"><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76">Natural number system</text:p>
          </table:table-cell>
          <table:table-cell table:style-name="Table3.C2" office:value-type="string">
            <text:p text:style-name="P77">Neighbors differ by 1.</text:p>
          </table:table-cell>
        </table:table-row>
        <table:table-row>
          <table:table-cell table:style-name="Table3.A2" office:value-type="string">
            <text:p text:style-name="P72"><draw:frame draw:style-name="fr1" draw:name="Object27" text:anchor-type="as-char" svg:y="-0.1335in" svg:width="0.2071in" svg:height="0.1665in" draw:z-index="11"><draw:object xlink:href="./Object 28" xlink:type="simple" xlink:show="embed" xlink:actuate="onLoad"/><draw:image xlink:href="./ObjectReplacements/Object 28" xlink:type="simple" xlink:show="embed" xlink:actuate="onLoad"/></draw:frame></text:p>
          </table:table-cell>
          <table:table-cell table:style-name="Table3.A2" office:value-type="string">
            <text:p text:style-name="P87">Rational number system</text:p>
          </table:table-cell>
          <table:table-cell table:style-name="Table3.C2" office:value-type="string">
            <text:p text:style-name="P87">Usually implemented as floating point type.</text:p>
          </table:table-cell>
        </table:table-row>
        <table:table-row>
          <table:table-cell table:style-name="Table3.A2" office:value-type="string">
            <text:p text:style-name="P72"><draw:frame draw:style-name="fr1" draw:name="Object11" text:anchor-type="as-char" svg:y="-0.1402in" svg:width="0.1937in" svg:height="0.1819in" draw:z-index="15"><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76"><text:span text:style-name="T15">Linear</text:span> system</text:p>
          </table:table-cell>
          <table:table-cell table:style-name="Table3.C2" office:value-type="string">
            <text:p text:style-name="P95">Used for lists and sets such as hash tables or arrays.</text:p>
          </table:table-cell>
        </table:table-row>
        <table:table-row>
          <table:table-cell table:style-name="Table3.A2" office:value-type="string">
            <text:p text:style-name="P78"><draw:frame draw:style-name="fr1" draw:name="Object36" text:anchor-type="as-char" svg:y="-0.152in" svg:width="0.5283in" svg:height="0.2008in" draw:z-index="16"><draw:object xlink:href="./Object 36" xlink:type="simple" xlink:show="embed" xlink:actuate="onLoad"/><draw:image xlink:href="./ObjectReplacements/Object 36" xlink:type="simple" xlink:show="embed" xlink:actuate="onLoad"/></draw:frame></text:p>
          </table:table-cell>
          <table:table-cell table:style-name="Table3.A2" office:value-type="string">
            <text:p text:style-name="P79">Tuple</text:p>
          </table:table-cell>
          <table:table-cell table:style-name="Table3.C2" office:value-type="string">
            <text:p text:style-name="P79">Stores X and Y<text:span text:style-name="T7"> together</text:span>.</text:p>
          </table:table-cell>
        </table:table-row>
        <table:table-row>
          <table:table-cell table:style-name="Table3.A2" office:value-type="string">
            <text:p text:style-name="P78"><draw:frame draw:style-name="fr1" draw:name="Object37" text:anchor-type="as-char" svg:y="-0.152in" svg:width="0.5898in" svg:height="0.2in" draw:z-index="17"><draw:object xlink:href="./Object 37" xlink:type="simple" xlink:show="embed" xlink:actuate="onLoad"/><draw:image xlink:href="./ObjectReplacements/Object 37" xlink:type="simple" xlink:show="embed" xlink:actuate="onLoad"/></draw:frame></text:p>
          </table:table-cell>
          <table:table-cell table:style-name="Table3.A2" office:value-type="string">
            <text:p text:style-name="P79">Union</text:p>
          </table:table-cell>
          <table:table-cell table:style-name="Table3.C2" office:value-type="string">
            <text:p text:style-name="P79">Stores <text:span text:style-name="T7">either </text:span>X or Y <text:span text:style-name="T16">but not both at same time</text:span>.</text:p>
          </table:table-cell>
        </table:table-row>
        <table:table-row>
          <table:table-cell table:style-name="Table3.A2" office:value-type="string">
            <text:p text:style-name="P78"><draw:frame draw:style-name="fr1" draw:name="Object13" text:anchor-type="as-char" svg:y="-0.1484in" svg:width="0.3319in" svg:height="0.1846in" draw:z-index="18"><draw:object xlink:href="./Object 13" xlink:type="simple" xlink:show="embed" xlink:actuate="onLoad"/><draw:image xlink:href="./ObjectReplacements/Object 13" xlink:type="simple" xlink:show="embed" xlink:actuate="onLoad"/><svg:desc>formula</svg:desc></draw:frame></text:p>
          </table:table-cell>
          <table:table-cell table:style-name="Table3.A2" office:value-type="string">
            <text:p text:style-name="P85">Functions<text:span text:style-name="T10">, values</text:span></text:p>
          </table:table-cell>
          <table:table-cell table:style-name="Table3.C2" office:value-type="string">
            <text:p text:style-name="P86">Starts with lower case.</text:p>
          </table:table-cell>
        </table:table-row>
      </table:table>
      <text:p text:style-name="P6"/>
      <text:p text:style-name="P7"/>
      <text:h text:style-name="P100" text:outline-level="2">2 - <text:span text:style-name="T36">Flattening</text:span></text:h>
      <text:p text:style-name="P4"/>
      <text:p text:style-name="P111">If we have a union of X and Y in a binary system we can transform it into a union of the binary representation of X and Y:</text:p>
      <text:p text:style-name="P12"/>
      <text:p text:style-name="P12"><draw:frame draw:style-name="fr1" draw:name="Object33" text:anchor-type="as-char" svg:y="-0.152in" svg:width="1.8244in" svg:height="0.2008in" draw:z-index="19"><draw:object xlink:href="./Object 6" xlink:type="simple" xlink:show="embed" xlink:actuate="onLoad"/><draw:image xlink:href="./ObjectReplacements/Object 6" xlink:type="simple" xlink:show="embed" xlink:actuate="onLoad"/><svg:desc>formula</svg:desc></draw:frame></text:p>
      <text:p text:style-name="P11"/>
      <text:p text:style-name="P26">This process is called “flattening”. <text:span text:style-name="T37">When the union of 'X' and 'Y' can be encoded in binary, then it should be possible to encode them independently in binary. If we write encoding algorithms inspired by flattening process, we only need a general way of encoding unions to transform from binary form to a union.</text:span></text:p>
      <text:p text:style-name="P45"/>
      <text:p text:style-name="P112">Flattening can be applied to any system. Here we had a linear system of unions and flattened into a union of two lists:</text:p>
      <text:p text:style-name="P45"/>
      <text:p text:style-name="P26"><text:span text:style-name="T38"><draw:frame draw:style-name="fr1" draw:name="Object35" text:anchor-type="as-char" svg:y="-0.152in" svg:width="1.8091in" svg:height="0.2in" draw:z-index="20"><draw:object xlink:href="./Object 35" xlink:type="simple" xlink:show="embed" xlink:actuate="onLoad"/><draw:image xlink:href="./ObjectReplacements/Object 35" xlink:type="simple" xlink:show="embed" xlink:actuate="onLoad"/></draw:frame></text:span><text:span text:style-name="T38"><text:line-break/><text:line-break/>If it is possible to list 'X' and 'Y' it should be possible to list them independently without the union information. Notice that this does not create two lists. It only says it is possible to have a list of each. This possibility can be used to derive a new equivalent data structure, a tuple of lists:</text:span></text:p>
      <text:p text:style-name="P46"/>
      <text:p text:style-name="P46"><draw:frame draw:style-name="fr1" draw:name="Object40" text:anchor-type="as-char" svg:y="-0.152in" svg:width="1.7575in" svg:height="0.2in" draw:z-index="21"><draw:object xlink:href="./Object 40" xlink:type="simple" xlink:show="embed" xlink:actuate="onLoad"/><draw:image xlink:href="./ObjectReplacements/Object 40" xlink:type="simple" xlink:show="embed" xlink:actuate="onLoad"/></draw:frame></text:p>
      <text:p text:style-name="P9"/>
      <text:p text:style-name="P13"/>
      <text:h text:style-name="P99" text:outline-level="2">3 - <text:span text:style-name="T8">Addressing </text:span>Capacity</text:h>
      <text:p text:style-name="P70"/>
      <text:p text:style-name="P71"><text:span text:style-name="T4">For addressing capacity we</text:span> use the following notation:</text:p>
      <text:p text:style-name="P71"><draw:frame draw:style-name="fr1" draw:name="Object15" text:anchor-type="as-char" svg:y="-0.1484in" svg:width="0.3374in" svg:height="0.1929in" draw:z-index="3"><draw:object xlink:href="./Object 15" xlink:type="simple" xlink:show="embed" xlink:actuate="onLoad"/><draw:image xlink:href="./ObjectReplacements/Object 15" xlink:type="simple" xlink:show="embed" xlink:actuate="onLoad"/></draw:frame><text:line-break/><text:line-break/><text:span text:style-name="T42">The axioms about addressing capacity are very unlike each other, but work well together and becomes a powerful tool for analyzing data structures and algorithms.</text:span><text:line-break/></text:p>
      <table:table table:name="Table4" table:style-name="Table4">
        <table:table-column table:style-name="Table4.A" table:number-columns-repeated="3"/>
        <table:table-row>
          <table:table-cell table:style-name="Table4.A1" office:value-type="string">
            <text:p text:style-name="P74">Example</text:p>
          </table:table-cell>
          <table:table-cell table:style-name="Table4.A1" office:value-type="string">
            <text:p text:style-name="P74">Description</text:p>
          </table:table-cell>
          <table:table-cell table:style-name="Table4.C1" office:value-type="string">
            <text:p text:style-name="P74">Comments</text:p>
          </table:table-cell>
        </table:table-row>
        <table:table-row>
          <table:table-cell table:style-name="Table4.A2" office:value-type="string">
            <text:p text:style-name="P72"><draw:frame draw:style-name="fr1" draw:name="Object6" text:anchor-type="as-char" svg:y="-0.1484in" svg:width="0.4717in" svg:height="0.1929in" draw:z-index="22"><draw:object xlink:href="./Object 20" xlink:type="simple" xlink:show="embed" xlink:actuate="onLoad"/><draw:image xlink:href="./ObjectReplacements/Object 20" xlink:type="simple" xlink:show="embed" xlink:actuate="onLoad"/></draw:frame></text:p>
          </table:table-cell>
          <table:table-cell table:style-name="Table4.A2" office:value-type="string">
            <text:p text:style-name="P84">Unknown system capacity</text:p>
          </table:table-cell>
          <table:table-cell table:style-name="Table4.C2" office:value-type="string">
            <text:p text:style-name="P84">Addresses just one system.</text:p>
          </table:table-cell>
        </table:table-row>
        <table:table-row>
          <table:table-cell table:style-name="Table4.A2" office:value-type="string">
            <text:p text:style-name="P72"><draw:frame draw:style-name="fr1" draw:name="Object17" text:anchor-type="as-char" svg:y="-0.172in" svg:width="0.8654in" svg:height="0.2244in" draw:z-index="29"><draw:object xlink:href="./Object 17" xlink:type="simple" xlink:show="embed" xlink:actuate="onLoad"/><draw:image xlink:href="./ObjectReplacements/Object 17" xlink:type="simple" xlink:show="embed" xlink:actuate="onLoad"/></draw:frame></text:p>
          </table:table-cell>
          <table:table-cell table:style-name="Table4.A2" office:value-type="string">
            <text:p text:style-name="P80">Natural number capacity</text:p>
          </table:table-cell>
          <table:table-cell table:style-name="Table4.C2" office:value-type="string">
            <text:p text:style-name="P80">The <text:span text:style-name="T9">addressing </text:span>capacity of natural number<text:span text:style-name="T9">s</text:span> grows exponentially with the number of bits.</text:p>
          </table:table-cell>
        </table:table-row>
        <table:table-row>
          <table:table-cell table:style-name="Table4.A2" office:value-type="string">
            <text:p text:style-name="P72"><draw:frame draw:style-name="fr1" draw:name="Object18" text:anchor-type="as-char" svg:y="-0.1484in" svg:width="1.5819in" svg:height="0.1929in" draw:z-index="30"><draw:object xlink:href="./Object 18" xlink:type="simple" xlink:show="embed" xlink:actuate="onLoad"/><draw:image xlink:href="./ObjectReplacements/Object 18" xlink:type="simple" xlink:show="embed" xlink:actuate="onLoad"/></draw:frame></text:p>
          </table:table-cell>
          <table:table-cell table:style-name="Table4.A2" office:value-type="string">
            <text:p text:style-name="P80"><text:span text:style-name="T17">Linear</text:span> capacity</text:p>
          </table:table-cell>
          <table:table-cell table:style-name="Table4.C2" office:value-type="string">
            <text:p text:style-name="P80">The capacity of a <text:span text:style-name="T17">linear data structure</text:span> grows linearly with the number of bits.</text:p>
          </table:table-cell>
        </table:table-row>
        <table:table-row>
          <table:table-cell table:style-name="Table4.A2" office:value-type="string">
            <text:p text:style-name="P72"><draw:frame draw:style-name="fr1" draw:name="Object24" text:anchor-type="as-char" svg:y="-0.152in" svg:width="1.2161in" svg:height="0.2in" draw:z-index="31"><draw:object xlink:href="./Object 24" xlink:type="simple" xlink:show="embed" xlink:actuate="onLoad"/><draw:image xlink:href="./ObjectReplacements/Object 24" xlink:type="simple" xlink:show="embed" xlink:actuate="onLoad"/></draw:frame></text:p>
          </table:table-cell>
          <table:table-cell table:style-name="Table4.A2" office:value-type="string">
            <text:p text:style-name="P81"><text:span text:style-name="T31">Tuple</text:span> capacity</text:p>
          </table:table-cell>
          <table:table-cell table:style-name="Table4.C2" office:value-type="string">
            <text:p text:style-name="P81">The <text:span text:style-name="T5">tuple</text:span> of two systems can address the equal amount of their product.</text:p>
          </table:table-cell>
        </table:table-row>
        <table:table-row>
          <table:table-cell table:style-name="Table4.A2" office:value-type="string">
            <text:p text:style-name="P72"><draw:frame draw:style-name="fr1" draw:name="Object25" text:anchor-type="as-char" svg:y="-0.172in" svg:width="0.5772in" svg:height="0.2165in" draw:z-index="32"><draw:object xlink:href="./Object 25" xlink:type="simple" xlink:show="embed" xlink:actuate="onLoad"/><draw:image xlink:href="./ObjectReplacements/Object 25" xlink:type="simple" xlink:show="embed" xlink:actuate="onLoad"/></draw:frame></text:p>
          </table:table-cell>
          <table:table-cell table:style-name="Table4.A2" office:value-type="string">
            <text:p text:style-name="P82">Binary <text:span text:style-name="T6">addressing </text:span>capacity</text:p>
          </table:table-cell>
          <table:table-cell table:style-name="Table4.C2" office:value-type="string">
            <text:p text:style-name="P82">The only <text:span text:style-name="T6">addressing capacity</text:span> we get from a binary system without peeking inside is the number of bits.</text:p>
          </table:table-cell>
        </table:table-row>
      </table:table>
      <text:p text:style-name="P71"/>
      <text:h text:style-name="P101" text:outline-level="2">4 – Linear <text:span text:style-name="T44">System</text:span></text:h>
      <text:p text:style-name="P28"/>
      <text:p text:style-name="P28">A linked list and an array both can do the same job. The linked list needs a pointer to the next element, which require more memory than the array. The array needs a number telling how large the array is. Still, they both grow linearly when expanding the memory with new bits.</text:p>
      <text:p text:style-name="P5"/>
      <text:p text:style-name="P8"><draw:frame draw:style-name="fr1" draw:name="Object7" text:anchor-type="as-char" svg:y="-0.1484in" svg:width="1.5819in" svg:height="0.1929in" draw:z-index="33"><draw:object xlink:href="./Object 7" xlink:type="simple" xlink:show="embed" xlink:actuate="onLoad"/><draw:image xlink:href="./ObjectReplacements/Object 7" xlink:type="simple" xlink:show="embed" xlink:actuate="onLoad"/><svg:desc>formula</svg:desc></draw:frame></text:p>
      <text:p text:style-name="P8"/>
      <text:p text:style-name="P113">When the constant is close to each other or the upper bound is much lower than the available memory, when they have no noticeable difference in performance, the implementations are consider equal. Another way to think of it is given the description of the data structure and the spec, the programmer should be smart enough to choose the optimal implementation. We use just one symbol [] that represents list, array, set, hash table, generator for finite groups, monetized data or any type that scales linearly in optimal form.</text:p>
      <text:p text:style-name="P28"/>
      <text:p text:style-name="P31">For example, a map type can be represented as a list of tuples containing both the key and value:</text:p>
      <text:p text:style-name="P31"/>
      <text:p text:style-name="P10"><text:span text:style-name="T22"><draw:frame draw:style-name="fr1" draw:name="Object26" text:anchor-type="as-char" svg:y="-0.152in" svg:width="1.0917in" svg:height="0.2in" draw:z-index="34"><draw:object xlink:href="./Object 26" xlink:type="simple" xlink:show="embed" xlink:actuate="onLoad"/><draw:image xlink:href="./ObjectReplacements/Object 26" xlink:type="simple" xlink:show="embed" xlink:actuate="onLoad"/></draw:frame></text:span><text:span text:style-name="T22"><text:line-break/></text:span></text:p>
      <text:p text:style-name="P47">The programmer should be smart enough to see what kind of data structure should go where. In the future an automatized analyzer might understand this algebra good enough be able to pick the optimal implementation by looking at a formalized spec format, maybe even transform the data structure to a better one.</text:p>
      <text:p text:style-name="P47"/>
      <text:p text:style-name="P48">As we derived earlier we can transform a list of unions into a tuple of lists:</text:p>
      <text:p text:style-name="P10"><text:span text:style-name="T22"><text:line-break/></text:span><text:span text:style-name="T22"><draw:frame draw:style-name="fr1" draw:name="Object41" text:anchor-type="as-char" svg:y="-0.152in" svg:width="1.7575in" svg:height="0.2in" draw:z-index="35"><draw:object xlink:href="./Object 41" xlink:type="simple" xlink:show="embed" xlink:actuate="onLoad"/><draw:image xlink:href="./ObjectReplacements/Object 41" xlink:type="simple" xlink:show="embed" xlink:actuate="onLoad"/><svg:desc>formula</svg:desc></draw:frame></text:span><text:span text:style-name="T22"><text:line-break/><text:line-break/>Another process we will take a look at later is “factoring”, which can reduce memory usage:</text:span></text:p>
      <text:p text:style-name="P49"/>
      <text:p text:style-name="P40"><text:span text:style-name="T41"><draw:frame draw:style-name="fr1" draw:name="Object43" text:anchor-type="as-char" svg:y="-0.152in" svg:width="3.1173in" svg:height="0.2008in" draw:z-index="36"><draw:object xlink:href="./Object 43" xlink:type="simple" xlink:show="embed" xlink:actuate="onLoad"/><draw:image xlink:href="./ObjectReplacements/Object 43" xlink:type="simple" xlink:show="embed" xlink:actuate="onLoad"/><svg:desc>formula</svg:desc></draw:frame></text:span><text:span text:style-name="T41"><text:line-break/><text:line-break/>If a tuple is written on the left side of a linear operator, it means each system in the tuple encodes the stuff encoded into the list. Here is from an example we will discuss later called “alternate addressing”:<text:line-break/><text:line-break/></text:span><text:span text:style-name="T41"><draw:frame draw:style-name="fr1" draw:name="Object1" text:anchor-type="as-char" svg:y="-0.152in" svg:width="1.2228in" svg:height="0.222in" draw:z-index="37"><draw:object xlink:href="./Object 1" xlink:type="simple" xlink:show="embed" xlink:actuate="onLoad"/><draw:image xlink:href="./ObjectReplacements/Object 1" xlink:type="simple" xlink:show="embed" xlink:actuate="onLoad"/><svg:desc>formula</svg:desc></draw:frame></text:span></text:p>
      <text:h text:style-name="P99" text:outline-level="2"><text:span text:style-name="T43">5</text:span> – <text:span text:style-name="T32">Tuple Capacity</text:span></text:h>
      <text:p text:style-name="P14"/>
      <text:p text:style-name="P15">Assume we have a <text:span text:style-name="T2">graph</text:span> where each node is represented with bits. The neighbors differ in bits by one, such that XOR operation between their value <text:span text:style-name="T21">tells</text:span> <text:span text:style-name="T21">which bit is changing</text:span>:</text:p>
      <text:p text:style-name="P15"/>
      <text:p text:style-name="P15"><draw:frame draw:style-name="fr1" draw:name="Object22" text:anchor-type="as-char" svg:y="-0.3161in" svg:width="1.7689in" svg:height="0.5854in" draw:z-index="6"><draw:object xlink:href="./Object 22" xlink:type="simple" xlink:show="embed" xlink:actuate="onLoad"/><draw:image xlink:href="./ObjectReplacements/Object 22" xlink:type="simple" xlink:show="embed" xlink:actuate="onLoad"/></draw:frame></text:p>
      <text:p text:style-name="P15"/>
      <text:p text:style-name="P16"><text:span text:style-name="T19">This forms a binary lattice in hyperspace, a hypercube. </text:span>We can <text:span text:style-name="T19">separate</text:span> all edges into exclusive groups based on their XOR operation. <text:span text:style-name="T20">Each edge is uniquely defined as a member of one such group:</text:span></text:p>
      <text:p text:style-name="P16"/>
      <text:p text:style-name="P16"><draw:frame draw:style-name="fr1" draw:name="Object23" text:anchor-type="as-char" svg:y="-0.189in" svg:width="3.5299in" svg:height="0.2492in" draw:z-index="7"><draw:object xlink:href="./Object 23" xlink:type="simple" xlink:show="embed" xlink:actuate="onLoad"/><draw:image xlink:href="./ObjectReplacements/Object 23" xlink:type="simple" xlink:show="embed" xlink:actuate="onLoad"/></draw:frame><text:line-break/></text:p>
      <text:p text:style-name="P50">We found the number of edges in a hypercube by using the law of tuple capacity:<text:line-break/></text:p>
      <table:table table:name="Table6" table:style-name="Table6">
        <table:table-column table:style-name="Table6.A"/>
        <table:table-row>
          <table:table-cell table:style-name="Table6.A1" office:value-type="string">
            <text:p text:style-name="P89">Tuple Capacity Rule</text:p>
          </table:table-cell>
        </table:table-row>
        <table:table-row>
          <table:table-cell table:style-name="Table6.A2" office:value-type="string">
            <text:p text:style-name="Table_20_Contents"><text:line-break/><draw:frame draw:style-name="fr1" draw:name="Object42" text:anchor-type="as-char" svg:y="-0.152in" svg:width="1.2161in" svg:height="0.2in" draw:z-index="38"><draw:object xlink:href="./Object 3" xlink:type="simple" xlink:show="embed" xlink:actuate="onLoad"/><draw:image xlink:href="./ObjectReplacements/Object 3" xlink:type="simple" xlink:show="embed" xlink:actuate="onLoad"/><svg:desc>formula</svg:desc></draw:frame><text:line-break/></text:p>
          </table:table-cell>
        </table:table-row>
      </table:table>
      <text:p text:style-name="P51"><text:line-break/></text:p>
      <text:h text:style-name="P99" text:outline-level="2"><text:span text:style-name="T43">6</text:span> – <text:span text:style-name="T33">Self Hosting</text:span> System</text:h>
      <text:p text:style-name="P17"/>
      <text:p text:style-name="P17">Prime numbers can be used to store lists in a single natural number. Every natural number<text:span text:style-name="T3">, except 0, </text:span><text:s/>can be written as a product of prime numbers, where the exponent allows encoding of information that is not mixed with the other exponents:</text:p>
      <text:p text:style-name="P17"/>
      <text:p text:style-name="P17"><draw:frame draw:style-name="fr1" draw:name="Object29" text:anchor-type="as-char" svg:y="-0.1752in" svg:width="1.7957in" svg:height="0.2272in" draw:z-index="8"><draw:object xlink:href="./Object 29" xlink:type="simple" xlink:show="embed" xlink:actuate="onLoad"/><draw:image xlink:href="./ObjectReplacements/Object 29" xlink:type="simple" xlink:show="embed" xlink:actuate="onLoad"/></draw:frame></text:p>
      <text:p text:style-name="P17"/>
      <text:p text:style-name="P18">To read back this information, it requires factorization of the number. If we had infinite binary memory, we could construct this data structure:</text:p>
      <text:p text:style-name="P18"/>
      <text:p text:style-name="P18"><draw:frame draw:style-name="fr1" draw:name="Object30" text:anchor-type="as-char" svg:y="-0.172in" svg:width="1.2201in" svg:height="0.2201in" draw:z-index="9"><draw:object xlink:href="./Object 30" xlink:type="simple" xlink:show="embed" xlink:actuate="onLoad"/><draw:image xlink:href="./ObjectReplacements/Object 30" xlink:type="simple" xlink:show="embed" xlink:actuate="onLoad"/></draw:frame></text:p>
      <text:p text:style-name="P18"/>
      <text:p text:style-name="P19">For each power of 'n', we could replace the current data structure with a new one that gives us infinitely more memory, but we must give up the data structure we have to replace it with a new one. <text:span text:style-name="T34">Because a such system is capable of replacing itself with a more advanced form, we call it “self hosting”.<text:line-break/></text:span></text:p>
      <text:p text:style-name="P116">The self hosted prime number system is not recursive, because it does not address itself. It is easy to mistake self hosting systems for recursive and vice versa. An example is a graph data structure that can address itself:</text:p>
      <text:p text:style-name="P29"/>
      <text:p text:style-name="P30"><text:span text:style-name="T24"><draw:frame draw:style-name="fr1" draw:name="Object10" text:anchor-type="as-char" svg:y="-0.152in" svg:width="0.9563in" svg:height="0.2008in" draw:z-index="39"><draw:object xlink:href="./Object 10" xlink:type="simple" xlink:show="embed" xlink:actuate="onLoad"/><draw:image xlink:href="./ObjectReplacements/Object 10" xlink:type="simple" xlink:show="embed" xlink:actuate="onLoad"/><svg:desc>formula</svg:desc></draw:frame></text:span><text:span text:style-name="T24"><text:line-break/><text:line-break/>This is not self hosting, but recursive. We can make it self hosting by encoding the whole graph as a number, but we need to distinguish between numbers as nodes and numbers as hosting:</text:span></text:p>
      <text:p text:style-name="P52"/>
      <text:p text:style-name="P30"><text:span text:style-name="T35"><text:s/></text:span><text:span text:style-name="T35"><draw:frame draw:style-name="fr1" draw:name="Object39" text:anchor-type="as-char" svg:y="-0.152in" svg:width="1.9161in" svg:height="0.2134in" draw:z-index="41"><draw:object xlink:href="./Object 39" xlink:type="simple" xlink:show="embed" xlink:actuate="onLoad"/><draw:image xlink:href="./ObjectReplacements/Object 39" xlink:type="simple" xlink:show="embed" xlink:actuate="onLoad"/><svg:desc>formula</svg:desc></draw:frame></text:span><text:span text:style-name="T35"><text:line-break/><text:line-break/>Now the data structure becomes self hosting in addition to recursive. </text:span></text:p>
      <text:p text:style-name="P62"/>
      <table:table table:name="Table7" table:style-name="Table7">
        <table:table-column table:style-name="Table7.A"/>
        <table:table-row>
          <table:table-cell table:style-name="Table7.A1" office:value-type="string">
            <text:p text:style-name="P90">Self Hosting Rule</text:p>
          </table:table-cell>
        </table:table-row>
        <table:table-row>
          <table:table-cell table:style-name="Table7.A2" office:value-type="string">
            <text:p text:style-name="Table_20_Contents"/>
            <text:p text:style-name="Table_20_Contents"><draw:frame draw:style-name="fr1" draw:name="Object3" text:anchor-type="as-char" svg:y="-0.1484in" svg:width="0.6484in" svg:height="0.1839in" draw:z-index="43"><draw:object xlink:href="./Object 42" xlink:type="simple" xlink:show="embed" xlink:actuate="onLoad"/><draw:image xlink:href="./ObjectReplacements/Object 42" xlink:type="simple" xlink:show="embed" xlink:actuate="onLoad"/></draw:frame></text:p>
            <text:p text:style-name="Table_20_Contents"/>
          </table:table-cell>
        </table:table-row>
      </table:table>
      <text:p text:style-name="P62"/>
      <text:h text:style-name="P99" text:outline-level="2"><text:span text:style-name="T43">7</text:span> - Factoring</text:h>
      <text:p text:style-name="P20"/>
      <text:p text:style-name="P20"><text:span text:style-name="T29">In a physics simulation, we</text:span> <text:span text:style-name="T11">have a tuple describing the a particle type and its mass:</text:span></text:p>
      <text:p text:style-name="P20"/>
      <text:p text:style-name="P20"><draw:frame draw:style-name="fr1" draw:name="Object14" text:anchor-type="as-char" svg:y="-0.152in" svg:width="0.6799in" svg:height="0.2134in" draw:z-index="12"><draw:object xlink:href="./Object 14" xlink:type="simple" xlink:show="embed" xlink:actuate="onLoad"/><draw:image xlink:href="./ObjectReplacements/Object 14" xlink:type="simple" xlink:show="embed" xlink:actuate="onLoad"/></draw:frame><text:line-break/></text:p>
      <text:p text:style-name="P117">A list of such tuples can be transformed into lists per type of particle. This process is called “factoring”. We say we are “factoring out the particle type”:</text:p>
      <text:p text:style-name="P21"/>
      <text:p text:style-name="P21"><draw:frame draw:style-name="fr1" draw:name="Object16" text:anchor-type="as-char" svg:y="-0.152in" svg:width="1.939in" svg:height="0.2134in" draw:z-index="13"><draw:object xlink:href="./Object 16" xlink:type="simple" xlink:show="embed" xlink:actuate="onLoad"/><draw:image xlink:href="./ObjectReplacements/Object 16" xlink:type="simple" xlink:show="embed" xlink:actuate="onLoad"/></draw:frame><text:line-break/></text:p>
      <text:p text:style-name="P22">Why did we not factor out the mass? Because the addressing capacity of the particle information is much lower.<text:span text:style-name="T12"> If we factored out the mass, it would require many more lists.</text:span></text:p>
      <text:p text:style-name="P22"/>
      <table:table table:name="Table5" table:style-name="Table5">
        <table:table-column table:style-name="Table5.A"/>
        <table:table-row>
          <table:table-cell table:style-name="Table5.A1" office:value-type="string">
            <text:p text:style-name="P75">Factoring <text:span text:style-name="T23">Rule</text:span></text:p>
          </table:table-cell>
        </table:table-row>
        <table:table-row>
          <table:table-cell table:style-name="Table5.A2" office:value-type="string">
            <text:p text:style-name="P72"><text:line-break/><draw:frame draw:style-name="fr1" draw:name="Object31" text:anchor-type="as-char" svg:y="-0.152in" svg:width="3.1173in" svg:height="0.2008in" draw:z-index="14"><draw:object xlink:href="./Object 31" xlink:type="simple" xlink:show="embed" xlink:actuate="onLoad"/><draw:image xlink:href="./ObjectReplacements/Object 31" xlink:type="simple" xlink:show="embed" xlink:actuate="onLoad"/></draw:frame><text:line-break/></text:p>
          </table:table-cell>
        </table:table-row>
      </table:table>
      <text:p text:style-name="P22"/>
      <text:p text:style-name="P27"/>
      <text:h text:style-name="P102" text:outline-level="2">8 – Tuple Addressing</text:h>
      <text:p text:style-name="P32"/>
      <text:p text:style-name="P53">Assume that we have a graph with edges, where the edges has 4 possible values:</text:p>
      <text:p text:style-name="P53"/>
      <text:p text:style-name="P33"><text:span text:style-name="T27"><draw:frame draw:style-name="fr1" draw:name="Object32" text:anchor-type="as-char" svg:y="-0.1484in" svg:width="0.748in" svg:height="0.1929in" draw:z-index="42"><draw:object xlink:href="./Object 33" xlink:type="simple" xlink:show="embed" xlink:actuate="onLoad"/><draw:image xlink:href="./ObjectReplacements/Object 33" xlink:type="simple" xlink:show="embed" xlink:actuate="onLoad"/></draw:frame></text:span><text:span text:style-name="T27"><text:line-break/></text:span></text:p>
      <text:p text:style-name="P119">We define a tuple that gives us direction, that can be sorted if the graph is undirected:</text:p>
      <text:p text:style-name="P54"/>
      <text:p text:style-name="P34"><text:span text:style-name="T25"><draw:frame draw:style-name="fr1" draw:name="Object12" text:anchor-type="as-char" svg:y="-0.152in" svg:width="1.0965in" svg:height="0.2126in" draw:z-index="23"><draw:object xlink:href="./Object 12" xlink:type="simple" xlink:show="embed" xlink:actuate="onLoad"/><draw:image xlink:href="./ObjectReplacements/Object 12" xlink:type="simple" xlink:show="embed" xlink:actuate="onLoad"/></draw:frame></text:span><text:span text:style-name="T25"><text:line-break/></text:span></text:p>
      <text:p text:style-name="P55">We want to store direction consistently, which means we need to store it together with edge data. If we stored it per node then two nodes could disagree about the direction. We can factor out the value to save memory for edge data. In the first case we only need a number to address the edge. In the second case we need a tuple:</text:p>
      <text:p text:style-name="P55"/>
      <text:p text:style-name="P35"><text:span text:style-name="T26"><draw:frame draw:style-name="fr1" draw:name="Object20" text:anchor-type="as-char" svg:y="-0.2339in" svg:width="1.7717in" svg:height="0.4335in" draw:z-index="24"><draw:object xlink:href="./Object 21" xlink:type="simple" xlink:show="embed" xlink:actuate="onLoad"/><draw:image xlink:href="./ObjectReplacements/Object 21" xlink:type="simple" xlink:show="embed" xlink:actuate="onLoad"/></draw:frame></text:span><text:span text:style-name="T26"><text:line-break/></text:span></text:p>
      <text:p text:style-name="P121">We like to look up all edges connected to a node with O(1). This requires the address of the edge to be duplicated twice, one for each end. The tuple takes twice as much memory. To reduce memory we can create a function that maps from the first kind of address to a tuple:</text:p>
      <text:p text:style-name="P56"/>
      <text:p text:style-name="P36"><text:span text:style-name="T28"><draw:frame draw:style-name="fr1" draw:name="Object21" text:anchor-type="as-char" svg:y="-0.152in" svg:width="1.3846in" svg:height="0.2126in" draw:z-index="25"><draw:object xlink:href="./Object 27" xlink:type="simple" xlink:show="embed" xlink:actuate="onLoad"/><draw:image xlink:href="./ObjectReplacements/Object 27" xlink:type="simple" xlink:show="embed" xlink:actuate="onLoad"/></draw:frame></text:span><text:span text:style-name="T28"><text:line-break/><text:line-break/>The complete data structure looks as following:</text:span></text:p>
      <text:p text:style-name="P57"/>
      <text:p text:style-name="P57"><draw:frame draw:style-name="fr1" draw:name="Object44" text:anchor-type="as-char" svg:y="-0.152in" svg:width="3.1717in" svg:height="0.2126in" draw:z-index="45"><draw:object xlink:href="./Object 44" xlink:type="simple" xlink:show="embed" xlink:actuate="onLoad"/><draw:image xlink:href="./ObjectReplacements/Object 44" xlink:type="simple" xlink:show="embed" xlink:actuate="onLoad"/></draw:frame><text:line-break/><text:line-break/></text:p>
      <table:table table:name="Table2" table:style-name="Table2">
        <table:table-column table:style-name="Table2.A"/>
        <table:table-row>
          <table:table-cell table:style-name="Table2.A1" office:value-type="string">
            <text:p text:style-name="P96">Tuple Addressing Rule</text:p>
          </table:table-cell>
        </table:table-row>
        <table:table-row>
          <table:table-cell table:style-name="Table2.A2" office:value-type="string">
            <text:p text:style-name="Table_20_Contents"><text:line-break/><draw:frame draw:style-name="fr1" draw:name="Object2" text:anchor-type="as-char" svg:y="-0.152in" svg:width="1.2484in" svg:height="0.2126in" draw:z-index="46"><draw:object xlink:href="./Object 2" xlink:type="simple" xlink:show="embed" xlink:actuate="onLoad"/><draw:image xlink:href="./ObjectReplacements/Object 2" xlink:type="simple" xlink:show="embed" xlink:actuate="onLoad"/></draw:frame><text:line-break/></text:p>
          </table:table-cell>
        </table:table-row>
      </table:table>
      <text:p text:style-name="P57"/>
      <text:h text:style-name="P102" text:outline-level="2">9 – Alternate Addressing</text:h>
      <text:p text:style-name="P58"/>
      <text:p text:style-name="P122">One kind of directed graph is useful for modeling dependencies. In the picture below, the “black” nodes require all of its dependencies to be fulfilled, while the “white” nodes require only one of the dependencies to be fulfilled. In programming the “black” nodes corresponds to algorithms and “white” nodes corresponds to types.</text:p>
      <text:p text:style-name="P37"/>
      <text:p text:style-name="P38"><draw:g text:anchor-type="paragraph" draw:z-index="4" draw:style-name="gr1"><draw:line draw:style-name="gr2" draw:text-style-name="P127" svg:x1="1.0244in" svg:y1="0.4921in" svg:x2="1.3705in" svg:y2="0.9843in"><text:p/></draw:line><draw:line draw:style-name="gr3" draw:text-style-name="P127" svg:x1="1.0244in" svg:y1="0.4921in" svg:x2="1.0378in" svg:y2="0.9976in"><text:p/></draw:line><draw:line draw:style-name="gr4" draw:text-style-name="P127" svg:x1="1.0244in" svg:y1="0.4921in" svg:x2="0.7051in" svg:y2="0.9976in"><text:p/></draw:line><draw:line draw:style-name="gr5" draw:text-style-name="P127" svg:x1="0.3992in" svg:y1="0.4921in" svg:x2="0.7051in" svg:y2="0.9709in"><text:p/></draw:line><draw:line draw:style-name="gr6" draw:text-style-name="P127" svg:x1="0.3992in" svg:y1="0.4787in" svg:x2="0.3858in" svg:y2="0.9976in"><text:p/></draw:line><draw:line draw:style-name="gr7" draw:text-style-name="P127" svg:x1="0.3858in" svg:y1="0.4921in" svg:x2="0.0799in" svg:y2="0.9843in"><text:p/></draw:line><draw:line draw:style-name="gr8" draw:text-style-name="P127" svg:x1="0.7315in" svg:y1="0.0799in" svg:x2="1.0374in" svg:y2="0.4921in"><text:p/></draw:line><draw:line draw:style-name="gr9" draw:text-style-name="P127" svg:x1="0.7185in" svg:y1="0.0799in" svg:x2="0.3992in" svg:y2="0.4791in"><text:p/></draw:line><draw:custom-shape draw:style-name="gr10" draw:text-style-name="P127" svg:width="0.1598in" svg:height="0.1598in" svg:x="0.6382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127" svg:width="0.1598in" svg:height="0.1594in" svg:x="0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127" svg:width="0.1598in" svg:height="0.1594in" svg:x="0.3043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27" svg:width="0.1598in" svg:height="0.1594in" svg:x="0.6228in" svg:y="0.9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127" svg:width="0.1598in" svg:height="0.1594in" svg:x="0.957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5" draw:text-style-name="P127" svg:width="0.1598in" svg:height="0.1594in" svg:x="1.2902in" svg:y="0.904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127" svg:width="0.1594in" svg:height="0.1598in" svg:x="0.3193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127" svg:width="0.1598in" svg:height="0.1598in" svg:x="0.9445in" svg:y="0.4126in"><text:p/><draw:enhanced-geometry svg:viewBox="0 0 21600 21600" draw:glue-points="10800 0 3163 3163 0 10800 3163 18437 10800 21600 18437 18437 21600 10800 18437 3163" draw:text-areas="3163 3163 18437 18437" draw:type="ellipse" draw:enhanced-path="U 10800 10800 10800 10800 0 360 Z N"/></draw:custom-shape></draw:g><text:line-break/><text:line-break/><text:line-break/><text:line-break/><text:line-break/><text:line-break/></text:p>
      <text:p text:style-name="P123">Assuming that we only need to know which nodes each node depends on, not which nodes depends on the node, we can use the two following data structures:</text:p>
      <text:p text:style-name="P38"><text:line-break/><draw:frame draw:style-name="fr1" draw:name="Object28" text:anchor-type="as-char" svg:y="-0.2339in" svg:width="2.0102in" svg:height="0.4339in" draw:z-index="26"><draw:object xlink:href="./Object 32" xlink:type="simple" xlink:show="embed" xlink:actuate="onLoad"/><draw:image xlink:href="./ObjectReplacements/Object 32" xlink:type="simple" xlink:show="embed" xlink:actuate="onLoad"/></draw:frame><text:line-break/><text:line-break/><text:span text:style-name="T30">This can be factored out and joined, by reversing the annotation of the address:</text:span></text:p>
      <text:p text:style-name="P59"/>
      <text:p text:style-name="P38"><text:span text:style-name="T30"><draw:frame draw:style-name="fr1" draw:name="Object34" text:anchor-type="as-char" svg:y="-0.152in" svg:width="2.8846in" svg:height="0.2217in" draw:z-index="27"><draw:object xlink:href="./Object 34" xlink:type="simple" xlink:show="embed" xlink:actuate="onLoad"/><draw:image xlink:href="./ObjectReplacements/Object 34" xlink:type="simple" xlink:show="embed" xlink:actuate="onLoad"/></draw:frame></text:span><text:span text:style-name="T30"><text:line-break/><text:line-break/>Since we will be storing one list for white and one list for black, it falls naturally to write:</text:span></text:p>
      <text:p text:style-name="P60"/>
      <text:p text:style-name="P60"><draw:frame draw:style-name="fr1" draw:name="Object38" text:anchor-type="as-char" svg:y="-0.152in" svg:width="2.648in" svg:height="0.222in" draw:z-index="28"><draw:object xlink:href="./Object 38" xlink:type="simple" xlink:show="embed" xlink:actuate="onLoad"/><draw:image xlink:href="./ObjectReplacements/Object 38" xlink:type="simple" xlink:show="embed" xlink:actuate="onLoad"/><svg:desc>formula</svg:desc></draw:frame></text:p>
      <text:p text:style-name="P60"/>
      <text:p text:style-name="P124">A tuple on the left side of a linear system means we store the thing encoded in the list for each system in the tuple. This is called “alternate addressing”.</text:p>
      <text:p text:style-name="P61"/>
      <table:table table:name="Table1" table:style-name="Table1">
        <table:table-column table:style-name="Table1.A"/>
        <table:table-row>
          <table:table-cell table:style-name="Table1.A1" office:value-type="string">
            <text:p text:style-name="P96">Alternate Addressing Rule</text:p>
          </table:table-cell>
        </table:table-row>
        <table:table-row>
          <table:table-cell table:style-name="Table1.A2" office:value-type="string">
            <text:p text:style-name="Table_20_Contents"/>
            <text:p text:style-name="Table_20_Contents"><draw:frame draw:style-name="fr1" draw:name="Object45" text:anchor-type="as-char" svg:y="-0.152in" svg:width="3.0118in" svg:height="0.222in" draw:z-index="40"><draw:object xlink:href="./Object 45" xlink:type="simple" xlink:show="embed" xlink:actuate="onLoad"/><draw:image xlink:href="./ObjectReplacements/Object 45" xlink:type="simple" xlink:show="embed" xlink:actuate="onLoad"/><svg:desc>formula</svg:desc></draw:frame><text:line-break/></text:p>
          </table:table-cell>
        </table:table-row>
      </table:table>
      <text:p text:style-name="P61"/>
      <text:p text:style-name="P68"><text:line-break/><text:line-break/></text:p>
      <text:h text:style-name="P103" text:outline-level="2">10 – Edge Cases</text:h>
      <text:p text:style-name="P63"/>
      <text:p text:style-name="P64">A union that does not contain 'X' but no other system is equal to a null system:</text:p>
      <text:p text:style-name="P63"/>
      <text:p text:style-name="P39"><text:span text:style-name="T45"><draw:frame draw:style-name="fr1" draw:name="Object46" text:anchor-type="as-char" svg:y="-0.152in" svg:width="0.711in" svg:height="0.2in" draw:z-index="44"><draw:object xlink:href="./Object 46" xlink:type="simple" xlink:show="embed" xlink:actuate="onLoad"/><draw:image xlink:href="./ObjectReplacements/Object 46" xlink:type="simple" xlink:show="embed" xlink:actuate="onLoad"/></draw:frame></text:span><text:span text:style-name="T45"><text:line-break/><text:line-break/>The negation operator on a tuple with two elements can be used as a swap operator that satisfy Boolean algebra within a union. This can be used to create systems that store directional information:</text:span></text:p>
      <text:p text:style-name="P65"/>
      <text:p text:style-name="P39"><text:span text:style-name="T46"><draw:frame draw:style-name="fr1" draw:name="Object48" text:anchor-type="as-char" svg:y="-0.228in" svg:width="1.4543in" svg:height="0.4075in" draw:z-index="47"><draw:object xlink:href="./Object 48" xlink:type="simple" xlink:show="embed" xlink:actuate="onLoad"/><draw:image xlink:href="./ObjectReplacements/Object 48" xlink:type="simple" xlink:show="embed" xlink:actuate="onLoad"/></draw:frame></text:span><text:span text:style-name="T46"><text:line-break/><text:line-break/>Some system encoded into a function can be interpreted as executing it with the system as argument:</text:span></text:p>
      <text:p text:style-name="P66"/>
      <text:p text:style-name="P39"><text:span text:style-name="T47"><draw:frame draw:style-name="fr1" draw:name="Object19" text:anchor-type="as-char" svg:y="-0.228in" svg:width="1.198in" svg:height="0.4075in" draw:z-index="48"><draw:object xlink:href="./Object 19" xlink:type="simple" xlink:show="embed" xlink:actuate="onLoad"/><draw:image xlink:href="./ObjectReplacements/Object 19" xlink:type="simple" xlink:show="embed" xlink:actuate="onLoad"/></draw:frame></text:span><text:span text:style-name="T47"><text:line-break/><text:line-break/>A system 'Y' encoded into a system 'X' with no interpretation can be equal to the null system:</text:span></text:p>
      <text:p text:style-name="P67"/>
      <text:p text:style-name="P39"><text:span text:style-name="T48"><draw:frame draw:style-name="fr1" draw:name="Object49" text:anchor-type="as-char" svg:y="-0.152in" svg:width="0.6819in" svg:height="0.2in" draw:z-index="49"><draw:object xlink:href="./Object 49" xlink:type="simple" xlink:show="embed" xlink:actuate="onLoad"/><draw:image xlink:href="./ObjectReplacements/Object 49" xlink:type="simple" xlink:show="embed" xlink:actuate="onLoad"/></draw:frame></text:span><text:span text:style-name="T48"><text:line-break/><text:line-break/></text:span></text:p>
      <text:h text:style-name="P104" text:outline-level="2">1<text:span text:style-name="T49">1</text:span> – Inference</text:h>
      <text:p text:style-name="P69"><text:span text:style-name="T50">A</text:span> person named Alice speaks <text:span text:style-name="T51">swedish</text:span> and english:</text:p>
      <text:p text:style-name="P69"/>
      <text:p text:style-name="P69"><draw:frame draw:style-name="fr1" draw:name="Object54" text:anchor-type="as-char" svg:y="-0.152in" svg:width="2.6756in" svg:height="0.2in" draw:z-index="50"><draw:object xlink:href="./Object 50" xlink:type="simple" xlink:show="embed" xlink:actuate="onLoad"/><draw:image xlink:href="./ObjectReplacements/Object 50" xlink:type="simple" xlink:show="embed" xlink:actuate="onLoad"/><svg:desc>formula</svg:desc></draw:frame><text:line-break/><text:line-break/><text:span text:style-name="T51">Another person Bob speaks danish and english:</text:span></text:p>
      <text:p text:style-name="P69"/>
      <text:p text:style-name="P69"><draw:frame draw:style-name="fr1" draw:name="Object55" text:anchor-type="as-char" svg:y="-0.152in" svg:width="2.5035in" svg:height="0.2in" draw:z-index="51"><draw:object xlink:href="./Object 51" xlink:type="simple" xlink:show="embed" xlink:actuate="onLoad"/><draw:image xlink:href="./ObjectReplacements/Object 51" xlink:type="simple" xlink:show="embed" xlink:actuate="onLoad"/><svg:desc>formula</svg:desc></draw:frame><text:line-break/><text:line-break/><text:span text:style-name="T52">Alice and Bob have a meeting.</text:span></text:p>
      <text:p text:style-name="P69"/>
      <text:p text:style-name="P68"><draw:frame draw:style-name="fr1" draw:name="Object50" text:anchor-type="as-char" svg:y="-0.152in" svg:width="4.2366in" svg:height="0.2in" draw:z-index="52"><draw:object xlink:href="./Object 52" xlink:type="simple" xlink:show="embed" xlink:actuate="onLoad"/><draw:image xlink:href="./ObjectReplacements/Object 52" xlink:type="simple" xlink:show="embed" xlink:actuate="onLoad"/><svg:desc>formula</svg:desc></draw:frame><text:line-break/><text:line-break/><draw:frame draw:style-name="fr1" draw:name="Object51" text:anchor-type="as-char" svg:y="-0.152in" svg:width="3.4362in" svg:height="0.2in" draw:z-index="53"><draw:object xlink:href="./Object 53" xlink:type="simple" xlink:show="embed" xlink:actuate="onLoad"/><draw:image xlink:href="./ObjectReplacements/Object 53" xlink:type="simple" xlink:show="embed" xlink:actuate="onLoad"/><svg:desc>formula</svg:desc></draw:frame><text:line-break/><text:line-break/><draw:frame draw:style-name="fr1" draw:name="Object52" text:anchor-type="as-char" svg:y="-0.152in" svg:width="2.3618in" svg:height="0.2in" draw:z-index="54"><draw:object xlink:href="./Object 54" xlink:type="simple" xlink:show="embed" xlink:actuate="onLoad"/><draw:image xlink:href="./ObjectReplacements/Object 54" xlink:type="simple" xlink:show="embed" xlink:actuate="onLoad"/><svg:desc>formula</svg:desc></draw:frame><text:line-break/><text:line-break/><text:span text:style-name="T49">This is called “inference”. When applying Boolean Algebra on unions we used the assumptions:</text:span></text:p>
      <text:p text:style-name="P68"/>
      <text:p text:style-name="P68"><draw:frame draw:style-name="fr1" draw:name="Object56" text:anchor-type="as-char" svg:y="-0.228in" svg:width="2.2909in" svg:height="0.4075in" draw:z-index="55"><draw:object xlink:href="./Object 55" xlink:type="simple" xlink:show="embed" xlink:actuate="onLoad"/><draw:image xlink:href="./ObjectReplacements/Object 55" xlink:type="simple" xlink:show="embed" xlink:actuate="onLoad"/><svg:desc>formula</svg:desc></draw:frame><text:line-break/></text:p>
      <table:table table:name="Table8" table:style-name="Table8">
        <table:table-column table:style-name="Table8.A"/>
        <table:table-row>
          <table:table-cell table:style-name="Table8.A1" office:value-type="string">
            <text:p text:style-name="P91">Inference Rule</text:p>
          </table:table-cell>
        </table:table-row>
        <table:table-row>
          <table:table-cell table:style-name="Table8.A2" office:value-type="string">
            <text:p text:style-name="P93"/>
            <text:p text:style-name="P92"><draw:frame draw:style-name="fr1" draw:name="Object53" text:anchor-type="as-char" svg:y="-0.152in" svg:width="2.8126in" svg:height="0.2in" draw:z-index="56"><draw:object xlink:href="./Object 56" xlink:type="simple" xlink:show="embed" xlink:actuate="onLoad"/><draw:image xlink:href="./ObjectReplacements/Object 56" xlink:type="simple" xlink:show="embed" xlink:actuate="onLoad"/><svg:desc>formula</svg:desc></draw:frame><text:line-break/></text:p>
          </table:table-cell>
        </table:table-row>
      </table:table>
      <text:p text:style-name="P68"/>
      <table:table table:name="Table9" table:style-name="Table9">
        <table:table-column table:style-name="Table9.A"/>
        <table:table-row>
          <table:table-cell table:style-name="Table9.A1" office:value-type="string">
            <text:p text:style-name="P97">Boolean Algebra on Unions</text:p>
          </table:table-cell>
        </table:table-row>
        <table:table-row>
          <table:table-cell table:style-name="Table9.A2" office:value-type="string">
            <text:p text:style-name="Table_20_Contents"/>
            <text:p text:style-name="Table_20_Contents"><draw:frame draw:style-name="fr2" draw:name="Object57" text:anchor-type="as-char" svg:y="-0.3236in" svg:width="3.3429in" svg:height="0.6in" draw:z-index="57"><draw:object xlink:href="./Object 57" xlink:type="simple" xlink:show="embed" xlink:actuate="onLoad"/><draw:image xlink:href="./ObjectReplacements/Object 57" xlink:type="simple" xlink:show="embed" xlink:actuate="onLoad"/></draw:frame></text:p>
          </table:table-cell>
        </table:table-row>
      </table:table>
      <text:p text:style-name="P6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008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4-01-09T18:02:20.167320000</dc:date>
    <meta:editing-duration>PT18H25M38S</meta:editing-duration>
    <meta:editing-cycles>373</meta:editing-cycles>
    <meta:generator>LibreOffice/4.1.4.2$MacOSX_x86 LibreOffice_project/0a0440ccc0227ad9829de5f46be37cfb6edcf72</meta:generator>
    <meta:document-statistic meta:table-count="9" meta:image-count="0" meta:object-count="57" meta:page-count="12" meta:paragraph-count="154" meta:word-count="1887" meta:character-count="10726" meta:non-whitespace-character-count="8872"/>
  </office:meta>
</office:document-meta>
</file>

<file path=Object 1/content.xml><?xml version="1.0" encoding="utf-8"?>
<math xmlns="http://www.w3.org/1998/Math/MathML">
  <semantics>
    <mrow>
      <mrow>
        <mo stretchy="false">(</mo>
        <mrow>
          <mi>X</mi>
          <mi>,</mi>
          <mi>Y</mi>
        </mrow>
        <mo stretchy="false">)</mo>
      </mrow>
      <mo stretchy="false">∘</mo>
      <mrow>
        <mo stretchy="false">[</mo>
        <mo stretchy="false">]</mo>
      </mrow>
      <mo stretchy="false">∘</mo>
      <msub>
        <mo stretchy="false">ℕ</mo>
        <mrow>
          <mo stretchy="false">(</mo>
          <mrow>
            <mi>Y</mi>
            <mi>,</mi>
            <mi>X</mi>
          </mrow>
          <mo stretchy="false">)</mo>
        </mrow>
      </msub>
    </mrow>
    <annotation encoding="StarMath 5.0">(X, Y) circ [] circ setN sub (Y, X)</annotation>
  </semantics>
</math>
</file>

<file path=Object 10/content.xml><?xml version="1.0" encoding="utf-8"?>
<math xmlns="http://www.w3.org/1998/Math/MathML">
  <semantics>
    <mrow>
      <mrow>
        <mo stretchy="false">[</mo>
        <mo stretchy="false">]</mo>
      </mrow>
      <mo stretchy="false">∘</mo>
      <mrow>
        <mo stretchy="false">(</mo>
        <mrow>
          <mo stretchy="false">ℕ</mo>
          <mi>,</mi>
          <mrow>
            <mo stretchy="false">[</mo>
            <mo stretchy="false">]</mo>
          </mrow>
          <mo stretchy="false">∘</mo>
          <mo stretchy="false">ℕ</mo>
        </mrow>
        <mo stretchy="false">)</mo>
      </mrow>
    </mrow>
    <annotation encoding="StarMath 5.0">[] circ (setN, [] circ setN)</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row>
        <mi>D</mi>
        <mo stretchy="false">=</mo>
        <mrow>
          <mo stretchy="false">(</mo>
          <mrow>
            <msub>
              <mo stretchy="false">ℕ</mo>
              <mtext>from</mtext>
            </msub>
            <mi>,</mi>
            <msub>
              <mo stretchy="false">ℕ</mo>
              <mtext>to</mtext>
            </msub>
          </mrow>
          <mo stretchy="false">)</mo>
        </mrow>
      </mrow>
    </mrow>
    <annotation encoding="StarMath 5.0">D = (setN sub "from", setN sub "to")</annotation>
  </semantics>
</math>
</file>

<file path=Object 13/content.xml><?xml version="1.0" encoding="utf-8"?>
<math xmlns="http://www.w3.org/1998/Math/MathML">
  <semantics>
    <mrow>
      <mi>f</mi>
      <mi>,</mi>
      <mi>g</mi>
    </mrow>
    <annotation encoding="StarMath 5.0">f, g</annotation>
  </semantics>
</math>
</file>

<file path=Object 14/content.xml><?xml version="1.0" encoding="utf-8"?>
<math xmlns="http://www.w3.org/1998/Math/MathML">
  <semantics>
    <mrow>
      <mrow>
        <mo stretchy="false">(</mo>
        <mrow>
          <msub>
            <mo stretchy="false">ℕ</mo>
            <mi>p</mi>
          </msub>
          <mi>,</mi>
          <msub>
            <mo stretchy="false">ℝ</mo>
            <mi>m</mi>
          </msub>
        </mrow>
        <mo stretchy="false">)</mo>
      </mrow>
    </mrow>
    <annotation encoding="StarMath 5.0">(setN sub p,setR sub m)</annotation>
  </semantics>
</math>
</file>

<file path=Object 15/content.xml><?xml version="1.0" encoding="utf-8"?>
<math xmlns="http://www.w3.org/1998/Math/MathML">
  <semantics>
    <mrow>
      <mrow>
        <mo stretchy="false">∣</mo>
        <mrow>
          <mi>X</mi>
        </mrow>
        <mo stretchy="false">∣</mo>
      </mrow>
    </mrow>
    <annotation encoding="StarMath 5.0">lline X rline</annotation>
  </semantics>
</math>
</file>

<file path=Object 16/content.xml><?xml version="1.0" encoding="utf-8"?>
<math xmlns="http://www.w3.org/1998/Math/MathML">
  <semantics>
    <mrow>
      <mrow>
        <mo stretchy="false">[</mo>
        <mo stretchy="false">]</mo>
      </mrow>
      <mo stretchy="false">∘</mo>
      <mrow>
        <mo stretchy="false">(</mo>
        <mrow>
          <msub>
            <mo stretchy="false">ℕ</mo>
            <mi>p</mi>
          </msub>
          <mi>,</mi>
          <msub>
            <mo stretchy="false">ℝ</mo>
            <mi>m</mi>
          </msub>
        </mrow>
        <mo stretchy="false">)</mo>
      </mrow>
      <mo stretchy="false">→</mo>
      <mrow>
        <mo stretchy="false">[</mo>
        <mo stretchy="false">]</mo>
      </mrow>
      <mo stretchy="false">∘</mo>
      <msub>
        <mo stretchy="false">ℕ</mo>
        <mi>p</mi>
      </msub>
      <mo stretchy="false">∘</mo>
      <mrow>
        <mo stretchy="false">[</mo>
        <mo stretchy="false">]</mo>
      </mrow>
      <mo stretchy="false">∘</mo>
      <msub>
        <mo stretchy="false">ℝ</mo>
        <mi>m</mi>
      </msub>
    </mrow>
    <annotation encoding="StarMath 5.0">[] circ (setN sub p,setR sub m) rightarrow [] circ setN sub p circ [] circ setR sub m</annotation>
  </semantics>
</math>
</file>

<file path=Object 17/content.xml><?xml version="1.0" encoding="utf-8"?>
<math xmlns="http://www.w3.org/1998/Math/MathML">
  <semantics>
    <mrow>
      <mrow>
        <mrow>
          <mo stretchy="false">∣</mo>
          <mrow>
            <mi>B</mi>
            <mo stretchy="false">∘</mo>
            <mo stretchy="false">ℕ</mo>
          </mrow>
          <mo stretchy="false">∣</mo>
        </mrow>
        <mo stretchy="false">=</mo>
        <msup>
          <mn>2</mn>
          <mrow>
            <mrow>
              <mo stretchy="false">∣</mo>
              <mrow>
                <mi>B</mi>
              </mrow>
              <mo stretchy="false">∣</mo>
            </mrow>
          </mrow>
        </msup>
      </mrow>
    </mrow>
    <annotation encoding="StarMath 5.0">lline B circ setN rline = 2 sup {lline B rline}</annotation>
  </semantics>
</math>
</file>

<file path=Object 18/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19/content.xml><?xml version="1.0" encoding="utf-8"?>
<math xmlns="http://www.w3.org/1998/Math/MathML">
  <semantics>
    <mtable>
      <mtr>
        <mtd>
          <mrow>
            <mi>f</mi>
            <mo stretchy="false">∘</mo>
            <mrow>
              <mi>X</mi>
              <mo stretchy="false">=</mo>
              <mi>f</mi>
            </mrow>
            <mrow>
              <mo stretchy="false">(</mo>
              <mrow>
                <mi>X</mi>
              </mrow>
              <mo stretchy="false">)</mo>
            </mrow>
          </mrow>
        </mtd>
      </mtr>
      <mtr>
        <mtd>
          <mrow>
            <mi>f</mi>
            <mo stretchy="false">∘</mo>
            <mrow>
              <mrow>
                <mo stretchy="false">(</mo>
                <mo stretchy="false">)</mo>
              </mrow>
              <mo stretchy="false">=</mo>
              <mi>f</mi>
            </mrow>
            <mrow>
              <mrow>
                <mo stretchy="false">(</mo>
                <mrow>
                  <mrow>
                    <mo stretchy="false">(</mo>
                    <mo stretchy="false">)</mo>
                  </mrow>
                </mrow>
                <mo stretchy="false">)</mo>
              </mrow>
              <mo stretchy="false">=</mo>
              <mi>f</mi>
            </mrow>
            <mrow>
              <mo stretchy="false">(</mo>
              <mo stretchy="false">)</mo>
            </mrow>
          </mrow>
        </mtd>
      </mtr>
    </mtable>
    <annotation encoding="StarMath 5.0">f circ X = f(X) newline
f circ () = f(()) = f()</annotation>
  </semantics>
</math>
</file>

<file path=Object 2/content.xml><?xml version="1.0" encoding="utf-8"?>
<math xmlns="http://www.w3.org/1998/Math/MathML">
  <semantics>
    <mrow>
      <mi>f</mi>
      <mrow>
        <mo stretchy="false">(</mo>
        <mrow>
          <msub>
            <mo stretchy="false">ℕ</mo>
            <mi>X</mi>
          </msub>
        </mrow>
        <mo stretchy="false">)</mo>
      </mrow>
      <mo stretchy="false">→</mo>
      <mrow>
        <mo stretchy="false">(</mo>
        <mrow>
          <msub>
            <mo stretchy="false">ℕ</mo>
            <mi>Y</mi>
          </msub>
          <mi>,</mi>
          <msub>
            <mo stretchy="false">ℕ</mo>
            <mi>Z</mi>
          </msub>
        </mrow>
        <mo stretchy="false">)</mo>
      </mrow>
    </mrow>
    <annotation encoding="StarMath 5.0">f(setN sub X) rightarrow (setN sub Y, setN sub Z)</annotation>
  </semantics>
</math>
</file>

<file path=Object 20/content.xml><?xml version="1.0" encoding="utf-8"?>
<math xmlns="http://www.w3.org/1998/Math/MathML">
  <semantics>
    <mrow>
      <mrow>
        <mrow>
          <mo stretchy="false">∣</mo>
          <mrow>
            <mn>1</mn>
          </mrow>
          <mo stretchy="false">∣</mo>
        </mrow>
        <mo stretchy="false">=</mo>
        <mn>1</mn>
      </mrow>
    </mrow>
    <annotation encoding="StarMath 5.0">lline 1 rline = 1</annotation>
  </semantics>
</math>
</file>

<file path=Object 21/content.xml><?xml version="1.0" encoding="utf-8"?>
<math xmlns="http://www.w3.org/1998/Math/MathML">
  <semantics>
    <mtable>
      <mtr>
        <mtd>
          <mrow>
            <mrow>
              <mo stretchy="false">[</mo>
              <mo stretchy="false">]</mo>
            </mrow>
            <mo stretchy="false">∘</mo>
            <mrow>
              <mo stretchy="false">(</mo>
              <mrow>
                <mi>D</mi>
                <mi>,</mi>
                <mtext>Edge</mtext>
              </mrow>
              <mo stretchy="false">)</mo>
            </mrow>
            <mi mathvariant="normal">:</mi>
            <msub>
              <mo stretchy="false">ℕ</mo>
              <mtext>edge</mtext>
            </msub>
          </mrow>
        </mtd>
      </mtr>
      <mtr>
        <mtd>
          <mrow>
            <mrow>
              <mo stretchy="false">[</mo>
              <mo stretchy="false">]</mo>
            </mrow>
            <mo stretchy="false">∘</mo>
            <mtext>Edge</mtext>
            <mo stretchy="false">∘</mo>
            <mrow>
              <mo stretchy="false">[</mo>
              <mo stretchy="false">]</mo>
            </mrow>
            <mo stretchy="false">∘</mo>
            <mi>D</mi>
            <mi mathvariant="normal">:</mi>
            <mrow>
              <mo stretchy="false">(</mo>
              <mrow>
                <msub>
                  <mo stretchy="false">ℕ</mo>
                  <mtext>V</mtext>
                </msub>
                <mi>,</mi>
                <msub>
                  <mo stretchy="false">ℕ</mo>
                  <mtext>D</mtext>
                </msub>
              </mrow>
              <mo stretchy="false">)</mo>
            </mrow>
          </mrow>
        </mtd>
      </mtr>
    </mtable>
    <annotation encoding="StarMath 5.0">[] circ (D, "Edge"): setN sub "edge" newline
[] circ "Edge" circ [] circ D: (setN sub "V", setN sub "D")</annotation>
  </semantics>
</math>
</file>

<file path=Object 22/content.xml><?xml version="1.0" encoding="utf-8"?>
<math xmlns="http://www.w3.org/1998/Math/MathML">
  <semantics>
    <mtable>
      <mtr>
        <mtd>
          <mrow>
            <mrow>
              <mi>a</mi>
              <mo stretchy="false">=</mo>
              <mn>10101101101</mn>
            </mrow>
          </mrow>
        </mtd>
      </mtr>
      <mtr>
        <mtd>
          <mrow>
            <mrow>
              <mi>b</mi>
              <mo stretchy="false">=</mo>
              <mn>10101001101</mn>
            </mrow>
          </mrow>
        </mtd>
      </mtr>
      <mtr>
        <mtd>
          <mrow>
            <mi mathvariant="italic">xor</mi>
            <mrow>
              <mrow>
                <mo stretchy="false">(</mo>
                <mrow>
                  <mi>a</mi>
                  <mi>,</mi>
                  <mi>b</mi>
                </mrow>
                <mo stretchy="false">)</mo>
              </mrow>
              <mo stretchy="false">=</mo>
              <mn>00000100000</mn>
            </mrow>
          </mrow>
        </mtd>
      </mtr>
    </mtable>
    <annotation encoding="StarMath 5.0">a = 10101101101 newline
b = 10101001101 newline
xor(a, b) = 00000100000</annotation>
  </semantics>
</math>
</file>

<file path=Object 23/content.xml><?xml version="1.0" encoding="utf-8"?>
<math xmlns="http://www.w3.org/1998/Math/MathML">
  <semantics>
    <mrow>
      <mrow>
        <mrow>
          <mrow>
            <mo stretchy="false">∣</mo>
            <mrow>
              <msub>
                <mo stretchy="false">ℕ</mo>
                <mi mathvariant="italic">edge</mi>
              </msub>
            </mrow>
            <mo stretchy="false">∣</mo>
          </mrow>
          <mo stretchy="false">=</mo>
          <mrow>
            <mo stretchy="false">∣</mo>
            <mrow>
              <mrow>
                <mo stretchy="false">(</mo>
                <mrow>
                  <msub>
                    <mo stretchy="false">ℕ</mo>
                    <mi>g</mi>
                  </msub>
                  <mi>,</mi>
                  <msub>
                    <mo stretchy="false">ℕ</mo>
                    <mi>m</mi>
                  </msub>
                </mrow>
                <mo stretchy="false">)</mo>
              </mrow>
            </mrow>
            <mo stretchy="false">∣</mo>
          </mrow>
        </mrow>
        <mo stretchy="false">=</mo>
        <mrow>
          <mo stretchy="false">∣</mo>
          <mrow>
            <msub>
              <mo stretchy="false">ℕ</mo>
              <mi>g</mi>
            </msub>
          </mrow>
          <mo stretchy="false">∣</mo>
        </mrow>
      </mrow>
      <mrow>
        <mrow>
          <mrow>
            <mo stretchy="false">∣</mo>
            <mrow>
              <msub>
                <mo stretchy="false">ℕ</mo>
                <mi>m</mi>
              </msub>
            </mrow>
            <mo stretchy="false">∣</mo>
          </mrow>
          <mo stretchy="false">=</mo>
          <mrow>
            <mrow>
              <mo stretchy="false">∣</mo>
              <mrow>
                <msubsup>
                  <mi>B</mi>
                  <mi mathvariant="italic">node</mi>
                  <mi>n</mi>
                </msubsup>
              </mrow>
              <mo stretchy="false">∣</mo>
            </mrow>
            <mo stretchy="false">⋅</mo>
            <msup>
              <mn>2</mn>
              <mrow>
                <mrow>
                  <mrow>
                    <mo stretchy="false">∣</mo>
                    <mrow>
                      <msubsup>
                        <mi>B</mi>
                        <mi mathvariant="italic">node</mi>
                        <mi>n</mi>
                      </msubsup>
                    </mrow>
                    <mo stretchy="false">∣</mo>
                  </mrow>
                  <mo stretchy="false">−</mo>
                  <mn>1</mn>
                </mrow>
              </mrow>
            </msup>
          </mrow>
        </mrow>
        <mo stretchy="false">=</mo>
        <mrow>
          <mi>n</mi>
          <mo stretchy="false">⋅</mo>
          <msup>
            <mn>2</mn>
            <mrow>
              <mrow>
                <mi>n</mi>
                <mo stretchy="false">−</mo>
                <mn>1</mn>
              </mrow>
            </mrow>
          </msup>
        </mrow>
      </mrow>
    </mrow>
    <annotation encoding="StarMath 5.0">lline setN sub edge rline = lline (setN sub g, setN sub m) rline = lline setN sub g rline lline setN sub m rline = lline B sub node sup n rline cdot 2 sup {lline B sub node sup n rline - 1} = n cdot 2 sup {n-1}</annotation>
  </semantics>
</math>
</file>

<file path=Object 24/content.xml><?xml version="1.0" encoding="utf-8"?>
<math xmlns="http://www.w3.org/1998/Math/MathML">
  <semantics>
    <mrow>
      <mrow>
        <mrow>
          <mo stretchy="false">∣</mo>
          <mrow>
            <mrow>
              <mo stretchy="false">(</mo>
              <mrow>
                <mi>X</mi>
                <mi>,</mi>
                <mi>Y</mi>
              </mrow>
              <mo stretchy="false">)</mo>
            </mrow>
          </mrow>
          <mo stretchy="false">∣</mo>
        </mrow>
        <mo stretchy="false">=</mo>
        <mrow>
          <mo stretchy="false">∣</mo>
          <mrow>
            <mi>X</mi>
          </mrow>
          <mo stretchy="false">∣</mo>
        </mrow>
      </mrow>
      <mrow>
        <mo stretchy="false">∣</mo>
        <mrow>
          <mi>Y</mi>
        </mrow>
        <mo stretchy="false">∣</mo>
      </mrow>
    </mrow>
    <annotation encoding="StarMath 5.0">lline (X, Y) rline = lline X rline lline Y rline</annotation>
  </semantics>
</math>
</file>

<file path=Object 25/content.xml><?xml version="1.0" encoding="utf-8"?>
<math xmlns="http://www.w3.org/1998/Math/MathML">
  <semantics>
    <mrow>
      <mrow>
        <mrow>
          <mo stretchy="false">∣</mo>
          <mrow>
            <msup>
              <mi>B</mi>
              <mi>x</mi>
            </msup>
          </mrow>
          <mo stretchy="false">∣</mo>
        </mrow>
        <mo stretchy="false">=</mo>
        <mi>x</mi>
      </mrow>
    </mrow>
    <annotation encoding="StarMath 5.0">lline B sup x rline = x</annotation>
  </semantics>
</math>
</file>

<file path=Object 26/content.xml><?xml version="1.0" encoding="utf-8"?>
<math xmlns="http://www.w3.org/1998/Math/MathML">
  <semantics>
    <mrow>
      <mrow>
        <mo stretchy="false">[</mo>
        <mo stretchy="false">]</mo>
      </mrow>
      <mo stretchy="false">∘</mo>
      <mrow>
        <mo stretchy="false">(</mo>
        <mrow>
          <mi mathvariant="italic">key</mi>
          <mi>,</mi>
          <mi mathvariant="italic">value</mi>
        </mrow>
        <mo stretchy="false">)</mo>
      </mrow>
    </mrow>
    <annotation encoding="StarMath 5.0">[] circ (key, value)</annotation>
  </semantics>
</math>
</file>

<file path=Object 27/content.xml><?xml version="1.0" encoding="utf-8"?>
<math xmlns="http://www.w3.org/1998/Math/MathML">
  <semantics>
    <mrow>
      <mi>f</mi>
      <mrow>
        <mo stretchy="false">(</mo>
        <mrow>
          <msub>
            <mo stretchy="false">ℕ</mo>
            <mtext>edge</mtext>
          </msub>
        </mrow>
        <mo stretchy="false">)</mo>
      </mrow>
      <mo stretchy="false">→</mo>
      <mrow>
        <mo stretchy="false">(</mo>
        <mrow>
          <msub>
            <mo stretchy="false">ℕ</mo>
            <mi>V</mi>
          </msub>
          <mi>,</mi>
          <msub>
            <mo stretchy="false">ℕ</mo>
            <mi>D</mi>
          </msub>
        </mrow>
        <mo stretchy="false">)</mo>
      </mrow>
    </mrow>
    <annotation encoding="StarMath 5.0">f(setN sub "edge") rightarrow (setN sub V, setN sub D)</annotation>
  </semantics>
</math>
</file>

<file path=Object 28/content.xml><?xml version="1.0" encoding="utf-8"?>
<math xmlns="http://www.w3.org/1998/Math/MathML">
  <semantics>
    <mrow>
      <mo stretchy="false">ℝ</mo>
    </mrow>
    <annotation encoding="StarMath 5.0">setR</annotation>
  </semantics>
</math>
</file>

<file path=Object 29/content.xml><?xml version="1.0" encoding="utf-8"?>
<math xmlns="http://www.w3.org/1998/Math/MathML">
  <semantics>
    <mrow>
      <mo stretchy="false">ℕ</mo>
      <mo stretchy="false">∘</mo>
      <mi>P</mi>
      <mo stretchy="false">∘</mo>
      <mrow>
        <mo stretchy="false">[</mo>
        <mo stretchy="false">]</mo>
      </mrow>
      <mo stretchy="false">∘</mo>
      <mrow>
        <mi>X</mi>
        <mo stretchy="false">=</mo>
        <mrow>
          <mrow>
            <msup>
              <mn>2</mn>
              <mrow>
                <msub>
                  <mi>x</mi>
                  <mn>0</mn>
                </msub>
              </mrow>
            </msup>
            <mo stretchy="false">⋅</mo>
            <msup>
              <mn>3</mn>
              <mrow>
                <msub>
                  <mi>x</mi>
                  <mn>1</mn>
                </msub>
              </mrow>
            </msup>
          </mrow>
          <mo stretchy="false">⋅</mo>
          <msup>
            <mn>5</mn>
            <mrow>
              <msub>
                <mi>x</mi>
                <mn>2</mn>
              </msub>
            </mrow>
          </msup>
        </mrow>
      </mrow>
      <mn>...</mn>
    </mrow>
    <annotation encoding="StarMath 5.0">setN circ P circ [] circ X =  2 sup {x sub 0} cdot 3 sup {x sub 1} cdot 5 sup {x sub 2} ...</annotation>
  </semantics>
</math>
</file>

<file path=Object 3/content.xml><?xml version="1.0" encoding="utf-8"?>
<math xmlns="http://www.w3.org/1998/Math/MathML">
  <semantics>
    <mrow>
      <mrow>
        <mrow>
          <mo stretchy="false">∣</mo>
          <mrow>
            <mrow>
              <mo stretchy="false">(</mo>
              <mrow>
                <mi>X</mi>
                <mi>,</mi>
                <mi>Y</mi>
              </mrow>
              <mo stretchy="false">)</mo>
            </mrow>
          </mrow>
          <mo stretchy="false">∣</mo>
        </mrow>
        <mo stretchy="false">=</mo>
        <mrow>
          <mo stretchy="false">∣</mo>
          <mrow>
            <mi>X</mi>
          </mrow>
          <mo stretchy="false">∣</mo>
        </mrow>
      </mrow>
      <mrow>
        <mo stretchy="false">∣</mo>
        <mrow>
          <mi>Y</mi>
        </mrow>
        <mo stretchy="false">∣</mo>
      </mrow>
    </mrow>
    <annotation encoding="StarMath 5.0">lline (X, Y) rline = lline X rline lline Y rline</annotation>
  </semantics>
</math>
</file>

<file path=Object 30/content.xml><?xml version="1.0" encoding="utf-8"?>
<math xmlns="http://www.w3.org/1998/Math/MathML">
  <semantics>
    <mrow>
      <mi>B</mi>
      <mo stretchy="false">∘</mo>
      <msup>
        <mrow>
          <mo stretchy="false">(</mo>
          <mrow>
            <mo stretchy="false">ℕ</mo>
            <mo stretchy="false">∘</mo>
            <mi>P</mi>
            <mo stretchy="false">∘</mo>
            <mrow>
              <mo stretchy="false">[</mo>
              <mo stretchy="false">]</mo>
            </mrow>
          </mrow>
          <mo stretchy="false">)</mo>
        </mrow>
        <mi>n</mi>
      </msup>
      <mo stretchy="false">∘</mo>
      <mi>B</mi>
    </mrow>
    <annotation encoding="StarMath 5.0">B circ (setN circ P circ []) sup n circ B</annotation>
  </semantics>
</math>
</file>

<file path=Object 31/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32/content.xml><?xml version="1.0" encoding="utf-8"?>
<math xmlns="http://www.w3.org/1998/Math/MathML">
  <semantics>
    <mtable>
      <mtr>
        <mtd>
          <mrow>
            <mrow>
              <mo stretchy="false">[</mo>
              <mo stretchy="false">]</mo>
            </mrow>
            <mo stretchy="false">∘</mo>
            <mrow>
              <mo stretchy="false">(</mo>
              <mrow>
                <mtext>White</mtext>
                <mi>,</mi>
                <mrow>
                  <mo stretchy="false">[</mo>
                  <mo stretchy="false">]</mo>
                </mrow>
                <mo stretchy="false">∘</mo>
                <mrow>
                  <mo stretchy="false">(</mo>
                  <mrow>
                    <msub>
                      <mo stretchy="false">ℕ</mo>
                      <mtext>black</mtext>
                    </msub>
                    <mi>,</mi>
                    <mtext>Edge</mtext>
                  </mrow>
                  <mo stretchy="false">)</mo>
                </mrow>
              </mrow>
              <mo stretchy="false">)</mo>
            </mrow>
          </mrow>
        </mtd>
      </mtr>
      <mtr>
        <mtd>
          <mrow>
            <mrow>
              <mo stretchy="false">[</mo>
              <mo stretchy="false">]</mo>
            </mrow>
            <mo stretchy="false">∘</mo>
            <mrow>
              <mo stretchy="false">(</mo>
              <mrow>
                <mtext>Black</mtext>
                <mi>,</mi>
                <mrow>
                  <mo stretchy="false">[</mo>
                  <mo stretchy="false">]</mo>
                </mrow>
                <mo stretchy="false">∘</mo>
                <mrow>
                  <mo stretchy="false">(</mo>
                  <mrow>
                    <msub>
                      <mo stretchy="false">ℕ</mo>
                      <mtext>white</mtext>
                    </msub>
                    <mi>,</mi>
                    <mtext>Edge</mtext>
                  </mrow>
                  <mo stretchy="false">)</mo>
                </mrow>
              </mrow>
              <mo stretchy="false">)</mo>
            </mrow>
          </mrow>
        </mtd>
      </mtr>
    </mtable>
    <annotation encoding="StarMath 5.0">[] circ ("White", [] circ (setN sub "black", "Edge")) newline
[] circ ("Black", [] circ (setN sub "white", "Edge"))</annotation>
  </semantics>
</math>
</file>

<file path=Object 33/content.xml><?xml version="1.0" encoding="utf-8"?>
<math xmlns="http://www.w3.org/1998/Math/MathML">
  <semantics>
    <mrow>
      <mrow>
        <mrow>
          <mo stretchy="false">∣</mo>
          <mrow>
            <mtext>Edge</mtext>
          </mrow>
          <mo stretchy="false">∣</mo>
        </mrow>
        <mo stretchy="false">=</mo>
        <mn>4</mn>
      </mrow>
    </mrow>
    <annotation encoding="StarMath 5.0">lline "Edge" rline = 4</annotation>
  </semantics>
</math>
</file>

<file path=Object 34/content.xml><?xml version="1.0" encoding="utf-8"?>
<math xmlns="http://www.w3.org/1998/Math/MathML">
  <semantics>
    <mrow>
      <mrow>
        <mo stretchy="false">[</mo>
        <mo stretchy="false">]</mo>
      </mrow>
      <mo stretchy="false">∘</mo>
      <mrow>
        <mo stretchy="false">(</mo>
        <mrow>
          <mrow>
            <mtext>White</mtext>
            <mo stretchy="false">+</mo>
            <mtext>Black</mtext>
          </mrow>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 circ ("White" + "Black") circ [] circ (setN sub ("black", "white"), "Edge")</annotation>
  </semantics>
</math>
</file>

<file path=Object 35/content.xml><?xml version="1.0" encoding="utf-8"?>
<math xmlns="http://www.w3.org/1998/Math/MathML">
  <semantics>
    <mrow>
      <mrow>
        <mo stretchy="false">[</mo>
        <mo stretchy="false">]</mo>
      </mrow>
      <mo stretchy="false">∘</mo>
      <mrow>
        <mo stretchy="false">(</mo>
        <mrow>
          <mrow>
            <mi>X</mi>
            <mo stretchy="false">+</mo>
            <mi>Y</mi>
          </mrow>
        </mrow>
        <mo stretchy="false">)</mo>
      </mrow>
      <mo stretchy="false">→</mo>
      <mrow>
        <mo stretchy="false">(</mo>
        <mrow>
          <mrow>
            <mo stretchy="false">[</mo>
            <mo stretchy="false">]</mo>
          </mrow>
          <mo stretchy="false">∘</mo>
          <mrow>
            <mi>X</mi>
            <mo stretchy="false">+</mo>
            <mrow>
              <mo stretchy="false">[</mo>
              <mo stretchy="false">]</mo>
            </mrow>
          </mrow>
          <mo stretchy="false">∘</mo>
          <mi>Y</mi>
        </mrow>
        <mo stretchy="false">)</mo>
      </mrow>
    </mrow>
    <annotation encoding="StarMath 5.0">[] circ (X + Y) rightarrow ([] circ X + [] circ Y)</annotation>
  </semantics>
</math>
</file>

<file path=Object 36/content.xml><?xml version="1.0" encoding="utf-8"?>
<math xmlns="http://www.w3.org/1998/Math/MathML">
  <semantics>
    <mrow>
      <mrow>
        <mo stretchy="false">(</mo>
        <mrow>
          <mi>X</mi>
          <mi>,</mi>
          <mi>Y</mi>
        </mrow>
        <mo stretchy="false">)</mo>
      </mrow>
    </mrow>
    <annotation encoding="StarMath 5.0">(X,Y)</annotation>
  </semantics>
</math>
</file>

<file path=Object 37/content.xml><?xml version="1.0" encoding="utf-8"?>
<math xmlns="http://www.w3.org/1998/Math/MathML">
  <semantics>
    <mrow>
      <mrow>
        <mo stretchy="false">(</mo>
        <mrow>
          <mrow>
            <mi>X</mi>
            <mo stretchy="false">+</mo>
            <mi>Y</mi>
          </mrow>
        </mrow>
        <mo stretchy="false">)</mo>
      </mrow>
    </mrow>
    <annotation encoding="StarMath 5.0">(X + Y)</annotation>
  </semantics>
</math>
</file>

<file path=Object 38/content.xml><?xml version="1.0" encoding="utf-8"?>
<math xmlns="http://www.w3.org/1998/Math/MathML">
  <semantics>
    <mrow>
      <mrow>
        <mo stretchy="false">(</mo>
        <mrow>
          <mtext>White</mtext>
          <mi>,</mi>
          <mtext>Black</mtext>
        </mrow>
        <mo stretchy="false">)</mo>
      </mrow>
      <mo stretchy="false">∘</mo>
      <mrow>
        <mo stretchy="false">[</mo>
        <mo stretchy="false">]</mo>
      </mrow>
      <mo stretchy="false">∘</mo>
      <mrow>
        <mo stretchy="false">(</mo>
        <mrow>
          <msub>
            <mo stretchy="false">ℕ</mo>
            <mrow>
              <mo stretchy="false">(</mo>
              <mrow>
                <mtext>black</mtext>
                <mi>,</mi>
                <mtext>white</mtext>
              </mrow>
              <mo stretchy="false">)</mo>
            </mrow>
          </msub>
          <mi>,</mi>
          <mtext>Edge</mtext>
        </mrow>
        <mo stretchy="false">)</mo>
      </mrow>
    </mrow>
    <annotation encoding="StarMath 5.0">("White", "Black") circ [] circ (setN sub ("black", "white"), "Edge")</annotation>
  </semantics>
</math>
</file>

<file path=Object 39/content.xml><?xml version="1.0" encoding="utf-8"?>
<math xmlns="http://www.w3.org/1998/Math/MathML">
  <semantics>
    <mrow>
      <mo stretchy="false">ℕ</mo>
      <mo stretchy="false">∘</mo>
      <mrow>
        <mo stretchy="false">[</mo>
        <mo stretchy="false">]</mo>
      </mrow>
      <mo stretchy="false">∘</mo>
      <mrow>
        <mo stretchy="false">(</mo>
        <mrow>
          <mo stretchy="false">ℕ</mo>
          <mi>,</mi>
          <mrow>
            <mo stretchy="false">[</mo>
            <mo stretchy="false">]</mo>
          </mrow>
          <mo stretchy="false">∘</mo>
          <mrow>
            <mo stretchy="false">(</mo>
            <mrow>
              <mrow>
                <msub>
                  <mo stretchy="false">ℕ</mo>
                  <mtext>node</mtext>
                </msub>
                <mo stretchy="false">+</mo>
                <msub>
                  <mo stretchy="false">ℕ</mo>
                  <mtext>host</mtext>
                </msub>
              </mrow>
            </mrow>
            <mo stretchy="false">)</mo>
          </mrow>
        </mrow>
        <mo stretchy="false">)</mo>
      </mrow>
    </mrow>
    <annotation encoding="StarMath 5.0">setN circ [] circ (setN, [] circ (setN sub "node" + setN sub "host"))</annotation>
  </semantics>
</math>
</file>

<file path=Object 4/content.xml><?xml version="1.0" encoding="utf-8"?>
<math xmlns="http://www.w3.org/1998/Math/MathML">
  <semantics>
    <mrow>
      <mn>1</mn>
    </mrow>
    <annotation encoding="StarMath 5.0">1</annotation>
  </semantics>
</math>
</file>

<file path=Object 40/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1/content.xml><?xml version="1.0" encoding="utf-8"?>
<math xmlns="http://www.w3.org/1998/Math/MathML">
  <semantics>
    <mrow>
      <mrow>
        <mo stretchy="false">[</mo>
        <mo stretchy="false">]</mo>
      </mrow>
      <mo stretchy="false">∘</mo>
      <mrow>
        <mrow>
          <mo stretchy="false">(</mo>
          <mrow>
            <mrow>
              <mi>X</mi>
              <mo stretchy="false">+</mo>
              <mi>Y</mi>
            </mrow>
          </mrow>
          <mo stretchy="false">)</mo>
        </mrow>
        <mo stretchy="false">=</mo>
        <mrow>
          <mo stretchy="false">(</mo>
          <mrow>
            <mrow>
              <mo stretchy="false">[</mo>
              <mo stretchy="false">]</mo>
            </mrow>
            <mo stretchy="false">∘</mo>
            <mi>X</mi>
            <mi>,</mi>
            <mrow>
              <mo stretchy="false">[</mo>
              <mo stretchy="false">]</mo>
            </mrow>
            <mo stretchy="false">∘</mo>
            <mi>Y</mi>
          </mrow>
          <mo stretchy="false">)</mo>
        </mrow>
      </mrow>
    </mrow>
    <annotation encoding="StarMath 5.0">[] circ (X + Y) = ([] circ X, [] circ Y)</annotation>
  </semantics>
</math>
</file>

<file path=Object 42/content.xml><?xml version="1.0" encoding="utf-8"?>
<math xmlns="http://www.w3.org/1998/Math/MathML">
  <semantics>
    <mrow>
      <mi>X</mi>
      <mo stretchy="false">∘</mo>
      <mi>Y</mi>
      <mo stretchy="false">∘</mo>
      <mi>X</mi>
    </mrow>
    <annotation encoding="StarMath 5.0">X circ Y circ X</annotation>
  </semantics>
</math>
</file>

<file path=Object 43/content.xml><?xml version="1.0" encoding="utf-8"?>
<math xmlns="http://www.w3.org/1998/Math/MathML">
  <semantics>
    <mrow>
      <mrow>
        <mo stretchy="false">[</mo>
        <mo stretchy="false">]</mo>
      </mrow>
      <mo stretchy="false">∘</mo>
      <mrow>
        <mo stretchy="false">(</mo>
        <mrow>
          <mi>X</mi>
          <mi>,</mi>
          <mi>Y</mi>
        </mrow>
        <mo stretchy="false">)</mo>
      </mrow>
      <mo stretchy="false">→</mo>
      <mrow>
        <mo stretchy="false">[</mo>
        <mo stretchy="false">]</mo>
      </mrow>
      <mo stretchy="false">∘</mo>
      <mi mathvariant="italic">min</mi>
      <mrow>
        <mo stretchy="false">(</mo>
        <mrow>
          <mrow>
            <mo stretchy="false">∣</mo>
            <mrow>
              <mi>X</mi>
            </mrow>
            <mo stretchy="false">∣</mo>
          </mrow>
          <mi>,</mi>
          <mrow>
            <mo stretchy="false">∣</mo>
            <mrow>
              <mi>Y</mi>
            </mrow>
            <mo stretchy="false">∣</mo>
          </mrow>
        </mrow>
        <mo stretchy="false">)</mo>
      </mrow>
      <mo stretchy="false">∘</mo>
      <mrow>
        <mo stretchy="false">[</mo>
        <mo stretchy="false">]</mo>
      </mrow>
      <mo stretchy="false">∘</mo>
      <mi mathvariant="italic">max</mi>
      <mrow>
        <mo stretchy="false">(</mo>
        <mrow>
          <mrow>
            <mo stretchy="false">∣</mo>
            <mrow>
              <mi>X</mi>
            </mrow>
            <mo stretchy="false">∣</mo>
          </mrow>
          <mi>,</mi>
          <mrow>
            <mo stretchy="false">∣</mo>
            <mrow>
              <mi>Y</mi>
            </mrow>
            <mo stretchy="false">∣</mo>
          </mrow>
        </mrow>
        <mo stretchy="false">)</mo>
      </mrow>
    </mrow>
    <annotation encoding="StarMath 5.0">[] circ (X, Y) rightarrow [] circ min(lline X rline, lline Y rline) circ [] circ max(lline X rline, lline Y rline )</annotation>
  </semantics>
</math>
</file>

<file path=Object 44/content.xml><?xml version="1.0" encoding="utf-8"?>
<math xmlns="http://www.w3.org/1998/Math/MathML">
  <semantics>
    <mrow>
      <mrow>
        <mo stretchy="false">(</mo>
        <mrow>
          <mrow>
            <mo stretchy="false">[</mo>
            <mo stretchy="false">]</mo>
          </mrow>
          <mo stretchy="false">∘</mo>
          <mrow>
            <mo stretchy="false">(</mo>
            <mrow>
              <mtext>Node</mtext>
              <mi>,</mi>
              <mrow>
                <mo stretchy="false">[</mo>
                <mo stretchy="false">]</mo>
              </mrow>
              <mo stretchy="false">∘</mo>
              <msub>
                <mo stretchy="false">ℕ</mo>
                <mtext>edge</mtext>
              </msub>
            </mrow>
            <mo stretchy="false">)</mo>
          </mrow>
          <mi>,</mi>
          <mrow>
            <mo stretchy="false">[</mo>
            <mo stretchy="false">]</mo>
          </mrow>
          <mo stretchy="false">∘</mo>
          <mtext>Edge</mtext>
          <mo stretchy="false">∘</mo>
          <mrow>
            <mo stretchy="false">[</mo>
            <mo stretchy="false">]</mo>
          </mrow>
          <mo stretchy="false">∘</mo>
          <mrow>
            <mo stretchy="false">(</mo>
            <mrow>
              <msub>
                <mo stretchy="false">ℕ</mo>
                <mtext>from</mtext>
              </msub>
              <mi>,</mi>
              <msub>
                <mo stretchy="false">ℕ</mo>
                <mtext>to</mtext>
              </msub>
            </mrow>
            <mo stretchy="false">)</mo>
          </mrow>
        </mrow>
        <mo stretchy="false">)</mo>
      </mrow>
    </mrow>
    <annotation encoding="StarMath 5.0">([] circ ("Node",[] circ setN sub "edge"), [] circ "Edge" circ [] circ (setN sub "from", setN sub "to"))</annotation>
  </semantics>
</math>
</file>

<file path=Object 45/content.xml><?xml version="1.0" encoding="utf-8"?>
<math xmlns="http://www.w3.org/1998/Math/MathML">
  <semantics>
    <mrow>
      <mrow>
        <mo stretchy="false">(</mo>
        <mrow>
          <mi>X</mi>
          <mi>,</mi>
          <mi>Y</mi>
        </mrow>
        <mo stretchy="false">)</mo>
      </mrow>
      <mo stretchy="false">∘</mo>
      <mrow>
        <mo stretchy="false">[</mo>
        <mo stretchy="false">]</mo>
      </mrow>
      <mo stretchy="false">∘</mo>
      <mrow>
        <msub>
          <mo stretchy="false">ℕ</mo>
          <mrow>
            <mo stretchy="false">(</mo>
            <mrow>
              <mi>Y</mi>
              <mi>,</mi>
              <mi>X</mi>
            </mrow>
            <mo stretchy="false">)</mo>
          </mrow>
        </msub>
        <mo stretchy="false">=</mo>
        <mrow>
          <mo stretchy="false">(</mo>
          <mrow>
            <mrow>
              <mo stretchy="false">(</mo>
              <mrow>
                <mi>X</mi>
                <mi>,</mi>
                <mrow>
                  <mo stretchy="false">[</mo>
                  <mo stretchy="false">]</mo>
                </mrow>
                <mo stretchy="false">∘</mo>
                <msub>
                  <mo stretchy="false">ℕ</mo>
                  <mi>Y</mi>
                </msub>
              </mrow>
              <mo stretchy="false">)</mo>
            </mrow>
            <mi>,</mi>
            <mrow>
              <mo stretchy="false">(</mo>
              <mrow>
                <mi>Y</mi>
                <mi>,</mi>
                <mrow>
                  <mo stretchy="false">[</mo>
                  <mo stretchy="false">]</mo>
                </mrow>
                <mo stretchy="false">∘</mo>
                <msub>
                  <mo stretchy="false">ℕ</mo>
                  <mi>X</mi>
                </msub>
              </mrow>
              <mo stretchy="false">)</mo>
            </mrow>
          </mrow>
          <mo stretchy="false">)</mo>
        </mrow>
      </mrow>
    </mrow>
    <annotation encoding="StarMath 5.0">(X, Y) circ [] circ setN sub (Y, X) = ((X, [] circ setN sub Y),(Y, [] circ setN sub X))</annotation>
  </semantics>
</math>
</file>

<file path=Object 46/content.xml><?xml version="1.0" encoding="utf-8"?>
<math xmlns="http://www.w3.org/1998/Math/MathML">
  <semantics>
    <mrow>
      <mrow>
        <mrow>
          <mo stretchy="false">(</mo>
          <mrow>
            <mrow>
              <mo stretchy="false">−</mo>
              <mi>X</mi>
            </mrow>
          </mrow>
          <mo stretchy="false">)</mo>
        </mrow>
        <mo stretchy="false">=</mo>
        <mrow>
          <mo stretchy="false">(</mo>
          <mo stretchy="false">)</mo>
        </mrow>
      </mrow>
    </mrow>
    <annotation encoding="StarMath 5.0">(-X) = ()</annotation>
  </semantics>
</math>
</file>

<file path=Object 47/content.xml><?xml version="1.0" encoding="utf-8"?>
<math xmlns="http://www.w3.org/1998/Math/MathML">
  <semantics>
    <mrow>
      <mrow>
        <mo stretchy="false">(</mo>
        <mo stretchy="false">)</mo>
      </mrow>
    </mrow>
    <annotation encoding="StarMath 5.0">()</annotation>
  </semantics>
</math>
</file>

<file path=Object 48/content.xml><?xml version="1.0" encoding="utf-8"?>
<math xmlns="http://www.w3.org/1998/Math/MathML">
  <semantics>
    <mtable>
      <mtr>
        <mtd>
          <mrow>
            <mrow>
              <mrow>
                <mi>Z</mi>
                <mo stretchy="false">=</mo>
                <mrow>
                  <mo stretchy="false">(</mo>
                  <mrow>
                    <mi>X</mi>
                    <mi>,</mi>
                    <mi>Y</mi>
                  </mrow>
                  <mo stretchy="false">)</mo>
                </mrow>
              </mrow>
              <mo stretchy="false">=</mo>
              <mrow>
                <mo stretchy="false">¬</mo>
                <mrow>
                  <mo stretchy="false">(</mo>
                  <mrow>
                    <mi>Y</mi>
                    <mi>,</mi>
                    <mi>X</mi>
                  </mrow>
                  <mo stretchy="false">)</mo>
                </mrow>
              </mrow>
            </mrow>
          </mrow>
        </mtd>
      </mtr>
      <mtr>
        <mtd>
          <mrow>
            <mrow>
              <mo stretchy="false">(</mo>
              <mrow>
                <mrow>
                  <mi>Z</mi>
                  <mo stretchy="false">+</mo>
                  <mrow>
                    <mo stretchy="false">¬</mo>
                    <mi>Z</mi>
                  </mrow>
                </mrow>
              </mrow>
              <mo stretchy="false">)</mo>
            </mrow>
            <mo stretchy="false">∘</mo>
            <mrow>
              <mi>Z</mi>
              <mo stretchy="false">=</mo>
              <mi>Z</mi>
            </mrow>
          </mrow>
        </mtd>
      </mtr>
    </mtable>
    <annotation encoding="StarMath 5.0">Z = (X, Y) = neg (Y, X) newline
(Z + neg Z) circ Z = Z</annotation>
  </semantics>
</math>
</file>

<file path=Object 49/content.xml><?xml version="1.0" encoding="utf-8"?>
<math xmlns="http://www.w3.org/1998/Math/MathML">
  <semantics>
    <mrow>
      <mi>X</mi>
      <mo stretchy="false">∘</mo>
      <mrow>
        <mi>Y</mi>
        <mo stretchy="false">=</mo>
        <mrow>
          <mo stretchy="false">(</mo>
          <mo stretchy="false">)</mo>
        </mrow>
      </mrow>
    </mrow>
    <annotation encoding="StarMath 5.0">X circ Y = ()</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50/content.xml><?xml version="1.0" encoding="utf-8"?>
<math xmlns="http://www.w3.org/1998/Math/MathML">
  <semantics>
    <mrow>
      <mtext>Alice</mtext>
      <mo stretchy="false">∘</mo>
      <mrow>
        <mtext>Language</mtext>
        <mo stretchy="false">=</mo>
        <mrow>
          <mo stretchy="false">(</mo>
          <mrow>
            <mrow>
              <mtext>Swedish</mtext>
              <mo stretchy="false">+</mo>
              <mtext>English</mtext>
            </mrow>
          </mrow>
          <mo stretchy="false">)</mo>
        </mrow>
      </mrow>
    </mrow>
    <annotation encoding="StarMath 5.0">"Alice" circ "Language" = ("Swedish" + "English")</annotation>
  </semantics>
</math>
</file>

<file path=Object 51/content.xml><?xml version="1.0" encoding="utf-8"?>
<math xmlns="http://www.w3.org/1998/Math/MathML">
  <semantics>
    <mrow>
      <mtext>Bob</mtext>
      <mo stretchy="false">∘</mo>
      <mrow>
        <mtext>Language</mtext>
        <mo stretchy="false">=</mo>
        <mrow>
          <mo stretchy="false">(</mo>
          <mrow>
            <mrow>
              <mtext>Danish</mtext>
              <mo stretchy="false">+</mo>
              <mtext>English</mtext>
            </mrow>
          </mrow>
          <mo stretchy="false">)</mo>
        </mrow>
      </mrow>
    </mrow>
    <annotation encoding="StarMath 5.0">"Bob" circ "Language" = ("Danish" + "English")</annotation>
  </semantics>
</math>
</file>

<file path=Object 52/content.xml><?xml version="1.0" encoding="utf-8"?>
<math xmlns="http://www.w3.org/1998/Math/MathML">
  <semantics>
    <mrow>
      <mrow>
        <mo stretchy="false">(</mo>
        <mrow>
          <mtext>Alice</mtext>
          <mo stretchy="false">∘</mo>
          <mtext>Language</mtext>
          <mi>,</mi>
          <mtext>Bob</mtext>
          <mo stretchy="false">∘</mo>
          <mtext>Language</mtext>
        </mrow>
        <mo stretchy="false">)</mo>
      </mrow>
      <mo stretchy="false">→</mo>
      <mrow>
        <mo stretchy="false">(</mo>
        <mrow>
          <mtext>Alice</mtext>
          <mi>,</mi>
          <mtext>Bob</mtext>
        </mrow>
        <mo stretchy="false">)</mo>
      </mrow>
      <mo stretchy="false">∘</mo>
      <mtext>Language</mtext>
    </mrow>
    <annotation encoding="StarMath 5.0">("Alice" circ "Language", "Bob" circ "Language") rightarrow ("Alice", "Bob") circ "Language"</annotation>
  </semantics>
</math>
</file>

<file path=Object 53/content.xml><?xml version="1.0" encoding="utf-8"?>
<math xmlns="http://www.w3.org/1998/Math/MathML">
  <semantics>
    <mrow>
      <mrow>
        <mrow>
          <mrow>
            <mo stretchy="false">(</mo>
            <mrow>
              <mrow>
                <mtext>Swedish</mtext>
                <mo stretchy="false">+</mo>
                <mtext>English</mtext>
              </mrow>
            </mrow>
            <mo stretchy="false">)</mo>
          </mrow>
          <mo stretchy="false">∧</mo>
          <mrow>
            <mo stretchy="false">(</mo>
            <mrow>
              <mrow>
                <mtext>Danish</mtext>
                <mo stretchy="false">+</mo>
                <mtext>English</mtext>
              </mrow>
            </mrow>
            <mo stretchy="false">)</mo>
          </mrow>
        </mrow>
        <mo stretchy="false">=</mo>
        <mtext>English</mtext>
      </mrow>
    </mrow>
    <annotation encoding="StarMath 5.0">("Swedish" + "English") and ("Danish" + "English") = "English" </annotation>
  </semantics>
</math>
</file>

<file path=Object 54/content.xml><?xml version="1.0" encoding="utf-8"?>
<math xmlns="http://www.w3.org/1998/Math/MathML">
  <semantics>
    <mrow>
      <mrow>
        <mo stretchy="false">(</mo>
        <mrow>
          <mtext>Alice</mtext>
          <mi>,</mi>
          <mtext>Bob</mtext>
        </mrow>
        <mo stretchy="false">)</mo>
      </mrow>
      <mo stretchy="false">∘</mo>
      <mrow>
        <mtext>Language</mtext>
        <mo stretchy="false">=</mo>
        <mtext>English</mtext>
      </mrow>
    </mrow>
    <annotation encoding="StarMath 5.0">("Alice", "Bob") circ "Language" = "English"</annotation>
  </semantics>
</math>
</file>

<file path=Object 55/content.xml><?xml version="1.0" encoding="utf-8"?>
<math xmlns="http://www.w3.org/1998/Math/MathML">
  <semantics>
    <mtable>
      <mtr>
        <mtd>
          <mrow>
            <mrow>
              <mrow>
                <mtext>Swedish</mtext>
                <mo stretchy="false">∧</mo>
                <mtext>Danish</mtext>
              </mrow>
              <mo stretchy="false">=</mo>
              <mrow>
                <mo stretchy="false">(</mo>
                <mo stretchy="false">)</mo>
              </mrow>
            </mrow>
          </mrow>
        </mtd>
      </mtr>
      <mtr>
        <mtd>
          <mrow>
            <mrow>
              <mrow>
                <mrow>
                  <mo stretchy="false">(</mo>
                  <mrow>
                    <mrow>
                      <mtext>Swedish</mtext>
                      <mo stretchy="false">+</mo>
                      <mtext>Danish</mtext>
                    </mrow>
                  </mrow>
                  <mo stretchy="false">)</mo>
                </mrow>
                <mo stretchy="false">∧</mo>
                <mtext>English</mtext>
              </mrow>
              <mo stretchy="false">=</mo>
              <mrow>
                <mo stretchy="false">(</mo>
                <mo stretchy="false">)</mo>
              </mrow>
            </mrow>
          </mrow>
        </mtd>
      </mtr>
    </mtable>
    <annotation encoding="StarMath 5.0">"Swedish" and "Danish" = () newline
("Swedish" + "Danish") and "English" = ()</annotation>
  </semantics>
</math>
</file>

<file path=Object 56/content.xml><?xml version="1.0" encoding="utf-8"?>
<math xmlns="http://www.w3.org/1998/Math/MathML">
  <semantics>
    <mrow>
      <mrow>
        <mo stretchy="false">(</mo>
        <mrow>
          <mi>X</mi>
          <mo stretchy="false">∘</mo>
          <mi>Z</mi>
          <mi>,</mi>
          <mi>Y</mi>
          <mo stretchy="false">∘</mo>
          <mi>Z</mi>
        </mrow>
        <mo stretchy="false">)</mo>
      </mrow>
      <mo stretchy="false">→</mo>
      <mrow>
        <mo stretchy="false">(</mo>
        <mrow>
          <mi>X</mi>
          <mi>,</mi>
          <mi>Y</mi>
        </mrow>
        <mo stretchy="false">)</mo>
      </mrow>
      <mo stretchy="false">∘</mo>
      <mrow>
        <mi>Z</mi>
        <mo stretchy="false">=</mo>
        <mi>X</mi>
      </mrow>
      <mo stretchy="false">∘</mo>
      <mrow>
        <mi>Z</mi>
        <mo stretchy="false">∧</mo>
        <mi>Y</mi>
      </mrow>
      <mo stretchy="false">∘</mo>
      <mi>Z</mi>
    </mrow>
    <annotation encoding="StarMath 5.0">(X circ Z, Y circ Z) rightarrow (X, Y) circ Z = X circ Z and Y circ Z</annotation>
  </semantics>
</math>
</file>

<file path=Object 57/content.xml><?xml version="1.0" encoding="utf-8"?>
<math xmlns="http://www.w3.org/1998/Math/MathML">
  <semantics>
    <mtable>
      <mtr>
        <mtd>
          <mrow>
            <mrow>
              <mrow>
                <mrow>
                  <mo stretchy="false">(</mo>
                  <mrow>
                    <mrow>
                      <mi>A</mi>
                      <mo stretchy="false">+</mo>
                      <mi>B</mi>
                    </mrow>
                  </mrow>
                  <mo stretchy="false">)</mo>
                </mrow>
                <mo stretchy="false">∧</mo>
                <mrow>
                  <mo stretchy="false">(</mo>
                  <mrow>
                    <mrow>
                      <mi>C</mi>
                      <mo stretchy="false">+</mo>
                      <mi>D</mi>
                    </mrow>
                  </mrow>
                  <mo stretchy="false">)</mo>
                </mrow>
              </mrow>
              <mo stretchy="false">=</mo>
              <mrow>
                <mo stretchy="false">(</mo>
                <mrow>
                  <mrow>
                    <mrow>
                      <mrow>
                        <mrow>
                          <mi>A</mi>
                          <mo stretchy="false">∧</mo>
                          <mi>C</mi>
                        </mrow>
                        <mo stretchy="false">+</mo>
                        <mrow>
                          <mi>A</mi>
                          <mo stretchy="false">∧</mo>
                          <mi>D</mi>
                        </mrow>
                      </mrow>
                      <mo stretchy="false">+</mo>
                      <mrow>
                        <mi>B</mi>
                        <mo stretchy="false">∧</mo>
                        <mi>C</mi>
                      </mrow>
                    </mrow>
                    <mo stretchy="false">+</mo>
                    <mrow>
                      <mi>B</mi>
                      <mo stretchy="false">∧</mo>
                      <mi>D</mi>
                    </mrow>
                  </mrow>
                </mrow>
                <mo stretchy="false">)</mo>
              </mrow>
            </mrow>
          </mrow>
        </mtd>
      </mtr>
      <mtr>
        <mtd>
          <mrow/>
        </mtd>
      </mtr>
      <mtr>
        <mtd>
          <mrow>
            <mrow>
              <mrow>
                <mrow>
                  <mo stretchy="false">(</mo>
                  <mrow>
                    <mrow>
                      <mi>A</mi>
                      <mo stretchy="false">+</mo>
                      <mi>B</mi>
                    </mrow>
                  </mrow>
                  <mo stretchy="false">)</mo>
                </mrow>
                <mo stretchy="false">∨</mo>
                <mrow>
                  <mo stretchy="false">(</mo>
                  <mrow>
                    <mrow>
                      <mi>C</mi>
                      <mo stretchy="false">+</mo>
                      <mi>D</mi>
                    </mrow>
                  </mrow>
                  <mo stretchy="false">)</mo>
                </mrow>
              </mrow>
              <mo stretchy="false">=</mo>
              <mrow>
                <mo stretchy="false">(</mo>
                <mrow>
                  <mrow>
                    <mrow>
                      <mrow>
                        <mi>A</mi>
                        <mo stretchy="false">+</mo>
                        <mi>B</mi>
                      </mrow>
                      <mo stretchy="false">+</mo>
                      <mi>C</mi>
                    </mrow>
                    <mo stretchy="false">+</mo>
                    <mi>D</mi>
                  </mrow>
                </mrow>
                <mo stretchy="false">)</mo>
              </mrow>
            </mrow>
          </mrow>
        </mtd>
      </mtr>
    </mtable>
    <annotation encoding="StarMath 5.0">(A+B) and (C+D) = (A and C + A and D + B and C + B and D) newline
newline
(A+B) or (C+D) = (A + B + C + D)</annotation>
  </semantics>
</math>
</file>

<file path=Object 6/content.xml><?xml version="1.0" encoding="utf-8"?>
<math xmlns="http://www.w3.org/1998/Math/MathML">
  <semantics>
    <mrow>
      <mi>B</mi>
      <mo stretchy="false">∘</mo>
      <mrow>
        <mo stretchy="false">(</mo>
        <mrow>
          <mrow>
            <mi>X</mi>
            <mo stretchy="false">+</mo>
            <mi>Y</mi>
          </mrow>
        </mrow>
        <mo stretchy="false">)</mo>
      </mrow>
      <mo stretchy="false">→</mo>
      <mrow>
        <mo stretchy="false">(</mo>
        <mrow>
          <mi>B</mi>
          <mo stretchy="false">∘</mo>
          <mrow>
            <mi>X</mi>
            <mo stretchy="false">+</mo>
            <mi>B</mi>
          </mrow>
          <mo stretchy="false">∘</mo>
          <mi>Y</mi>
        </mrow>
        <mo stretchy="false">)</mo>
      </mrow>
    </mrow>
    <annotation encoding="StarMath 5.0">B circ (X + Y) rightarrow (B circ X + B circ Y)</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